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2" style:family="table-column">
      <style:table-column-properties fo:break-before="auto" style:column-width="8.996cm"/>
    </style:style>
    <style:style style:name="co3" style:family="table-column">
      <style:table-column-properties fo:break-before="auto" style:column-width="2.863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2.97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3.307cm"/>
    </style:style>
    <style:style style:name="co10" style:family="table-column">
      <style:table-column-properties fo:break-before="auto" style:column-width="2.529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1.753cm"/>
    </style:style>
    <style:style style:name="co13" style:family="table-column">
      <style:table-column-properties fo:break-before="auto" style:column-width="2.752cm"/>
    </style:style>
    <style:style style:name="co14" style:family="table-column">
      <style:table-column-properties fo:break-before="auto" style:column-width="2.9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2.26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3.844cm" fo:break-before="auto" style:use-optimal-row-height="true"/>
    </style:style>
    <style:style style:name="ro10" style:family="table-row">
      <style:table-row-properties style:row-height="3.184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ro12" style:family="table-row">
      <style:table-row-properties style:row-height="6.791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>
      <style:table-cell-properties fo:wrap-option="wrap" style:vertical-align="to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solid" style:font-name="Cumberland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style:vertical-align="top"/>
      <style:text-properties style:font-name="Cumberlan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7"/>
    <style:style style:name="ce17" style:family="table-cell" style:parent-style-name="Default" style:data-style-name="N2"/>
    <style:style style:name="ce18" style:family="table-cell" style:parent-style-name="Default" style:data-style-name="N1"/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7">
      <style:table-cell-properties fo:background-color="#ff6600"/>
    </style:style>
    <style:style style:name="ce21" style:family="table-cell" style:parent-style-name="Default">
      <style:table-cell-properties fo:background-color="#9999ff"/>
    </style:style>
    <style:style style:name="ce22" style:family="table-cell" style:parent-style-name="Default" style:data-style-name="N107">
      <style:table-cell-properties fo:background-color="#9999ff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9999ff"/>
      <style:text-properties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669933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 style:data-style-name="N107">
      <style:table-cell-properties fo:background-color="transparent"/>
    </style:style>
    <style:style style:name="ce29" style:family="table-cell" style:parent-style-name="Default" style:data-style-name="N1">
      <style:table-cell-properties fo:background-color="#00cc33"/>
    </style:style>
    <style:style style:name="ce30" style:family="table-cell" style:parent-style-name="Default" style:data-style-name="N2">
      <style:table-cell-properties fo:background-color="#ff6600"/>
    </style:style>
    <style:style style:name="ce31" style:family="table-cell" style:parent-style-name="Default" style:data-style-name="N2">
      <style:table-cell-properties fo:background-color="#9999ff"/>
    </style:style>
    <style:style style:name="ce32" style:family="table-cell" style:parent-style-name="Default" style:data-style-name="N1">
      <style:table-cell-properties fo:background-color="transparent"/>
    </style:style>
    <style:style style:name="ce33" style:family="table-cell" style:parent-style-name="Default" style:data-style-name="N2">
      <style:table-cell-properties fo:background-color="transparent"/>
    </style:style>
    <style:style style:name="ce34" style:family="table-cell" style:parent-style-name="Default" style:data-style-name="N2">
      <style:table-cell-properties fo:background-color="#9999ff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fill="none" draw:fill-color="#ffffff" fo:min-height="1.405cm"/>
    </style:style>
    <style:style style:name="gr4" style:family="graphic">
      <style:graphic-properties draw:fill="none" draw:fill-color="#ffffff" fo:min-height="1.134cm"/>
    </style:style>
    <style:style style:name="gr5" style:family="graphic">
      <style:graphic-properties draw:fill="none" draw:fill-color="#ffffff" fo:min-height="1.706cm"/>
    </style:style>
    <style:style style:name="gr6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text-line-through-style="none"/>
    </style:style>
    <style:style style:name="T3" style:family="text">
      <style:text-properties style:text-line-through-style="solid"/>
    </style:style>
    <style:style style:name="T4" style:family="text">
      <style:text-properties style:text-line-through-style="none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Cumberland"/>
    </style:style>
    <style:style style:name="T7" style:family="text">
      <style:text-properties style:font-name="Cumberland" fo:font-weight="bold" style:font-weight-asian="bold" style:font-weight-complex="bold"/>
    </style:style>
  </office:automatic-styles>
  <office:body>
    <office:spreadsheet>
      <table:table table:name="Raw data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1014" table:default-cell-style-name="ce2"/>
        <table:table-row table:style-name="ro1">
          <table:table-cell table:style-name="ce1"/>
          <table:table-cell/>
          <table:table-cell table:style-name="ce9" office:value-type="string" table:number-columns-spanned="2" table:number-rows-spanned="1">
            <text:p>Experiment 1 (3m)</text:p>
          </table:table-cell>
          <table:covered-table-cell/>
          <table:table-cell table:style-name="ce9" office:value-type="string" table:number-columns-spanned="2" table:number-rows-spanned="1">
            <text:p>Experiment 1 (3m)</text:p>
          </table:table-cell>
          <table:covered-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2">
          <table:table-cell table:style-name="ce1" office:value-type="string">
            <text:p>None</text:p>
          </table:table-cell>
          <table:table-cell table:style-name="ce3" office:value-type="string">
            <text:p>No optimisation just using CatBoost directly with Scikit Learn and applying default params except for 6000 iterations</text:p>
          </table:table-cell>
          <table:table-cell table:style-name="ce10" office:value-type="float" office:value="0.8975">
            <text:p>0.8975</text:p>
          </table:table-cell>
          <table:table-cell office:value-type="float" office:value="0.92328">
            <text:p>0.92328</text:p>
          </table:table-cell>
          <table:table-cell table:style-name="ce10" office:value-type="float" office:value="0.894">
            <text:p>0.894</text:p>
          </table:table-cell>
          <table:table-cell table:style-name="ce10" office:value-type="float" office:value="0.92172">
            <text:p>0.92172</text:p>
          </table:table-cell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3">
          <table:table-cell table:style-name="ce1"/>
          <table:table-cell table:style-name="ce4" office:value-type="string" table:number-columns-spanned="3" table:number-rows-spanned="1">
            <text:p><text:span text:style-name="T1">CatBoostClassifier(custom_loss=['AUC', 'Accuracy'], eval_metric='AUC',</text:span></text:p>
            <text:p><text:span text:style-name="T1"><text:s text:c="27"/></text:span><text:span text:style-name="T1">random_seed=42, grow_policy='SymmetricTree',</text:span></text:p>
            <text:p><text:span text:style-name="T1"><text:s text:c="27"/></text:span><text:span text:style-name="T1">task_type = "GPU", devices='0', </text:span></text:p>
            <text:p><text:span text:style-name="T1"><text:s text:c="27"/></text:span><text:span text:style-name="T1">gpu_ram_part=0.95, gpu_cat_features_storage='GpuRam',</text:span></text:p>
            <text:p><text:span text:style-name="T1"><text:s text:c="27"/></text:span><text:span text:style-name="T1">Iterations=6000)</text:span></text:p>
            <text:p><text:span text:style-name="T1"/></text:p>
          </table:table-cell>
          <table:covered-table-cell table:style-name="ce11"/>
          <table:covered-table-cell table:style-name="ce10"/>
          <table:table-cell table:style-name="ce11" office:value-type="string" table:number-columns-spanned="5" table:number-rows-spanned="1">
            <text:p>CatBoostClassifier(custom_loss=['AUC', 'Accuracy'], eval_metric='AUC', </text:p>
            <text:p><text:s text:c="28"/>random_seed=42, grow_policy='Lossguide', </text:p>
            <text:p><text:s text:c="28"/>task_type = "GPU", devices='0', </text:p>
            <text:p><text:s text:c="28"/>gpu_ram_part=0.95, gpu_cat_features_storage='GpuRam',</text:p>
            <text:p><text:s text:c="28"/>Iterations=6000)</text:p>
          </table:table-cell>
          <table:covered-table-cell table:style-name="ce1"/>
          <table:covered-table-cell table:style-name="ce9"/>
          <table:covered-table-cell table:style-name="ce1"/>
          <table:covered-table-cell table:style-name="ce9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9"/>
          <table:table-cell/>
          <table:table-cell table:style-name="ce9"/>
          <table:table-cell table:style-name="ce1"/>
          <table:table-cell table:style-name="ce9"/>
          <table:table-cell table:style-name="ce1"/>
          <table:table-cell table:style-name="ce9"/>
          <table: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9" office:value-type="string" table:number-columns-spanned="2" table:number-rows-spanned="1">
            <text:p>Experiment (19m36s)</text:p>
          </table:table-cell>
          <table:covered-table-cell/>
          <table:table-cell table:style-name="ce9" office:value-type="string" table:number-columns-spanned="2" table:number-rows-spanned="1">
            <text:p>Experiment (129m)</text:p>
          </table:table-cell>
          <table:covered-table-cell table:style-name="ce1"/>
          <table:table-cell table:style-name="ce9" office:value-type="string" table:number-columns-spanned="2" table:number-rows-spanned="1">
            <text:p>Experiment 3 (26m)</text:p>
          </table:table-cell>
          <table:covered-table-cell table:style-name="ce1"/>
          <table:table-cell table:style-name="ce9" office:value-type="string" table:number-columns-spanned="2" table:number-rows-spanned="1">
            <text:p>Experiment 4 (39m)</text:p>
          </table:table-cell>
          <table:covered-table-cell table:style-name="ce1"/>
          <table:table-cell table:number-columns-repeated="1014"/>
        </table:table-row>
        <table:table-row table:style-name="ro1">
          <table:table-cell table:number-columns-repeated="2"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Optuna</text:p>
          </table:table-cell>
          <table:table-cell office:value-type="string">
            <text:p>Objective function \\ grow_policy</text:p>
          </table:table-cell>
          <table:table-cell table:number-columns-repeated="2" office:value-type="string">
            <text:p>'SymmetricTree'</text:p>
          </table:table-cell>
          <table:table-cell table:number-columns-repeated="4" office:value-type="string">
            <text:p>'Lossguide'</text:p>
          </table:table-cell>
          <table:table-cell table:number-columns-repeated="2" office:value-type="string">
            <text:p>'SymmetricTree'</text:p>
          </table:table-cell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ean(cross_val_score, 'neg_mean_absolute_error')</text:p>
          </table:table-cell>
          <table:table-cell table:style-name="ce12" office:value-type="string">
            <text:p>0.89579/0.89539</text:p>
          </table:table-cell>
          <table:table-cell table:style-name="ce12" office:value-type="string">
            <text:p>0.92266/0.9228</text:p>
          </table:table-cell>
          <table:table-cell table:number-columns-repeated="2"/>
          <table:table-cell table:style-name="ce12" table:number-columns-repeated="2"/>
          <table:table-cell table:number-columns-repeated="1016"/>
        </table:table-row>
        <table:table-row table:style-name="ro2">
          <table:table-cell/>
          <table:table-cell table:style-name="ce5" office:value-type="string">
            <text:p>depth': 7, 'l2_leaf_reg': 5.211906093530742, 'learning_rate': 0.08565954681738006 </text:p>
          </table:table-cell>
          <table:table-cell table:style-name="ce12" table:number-columns-repeated="2"/>
          <table:table-cell table:number-columns-repeated="1020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ax(cross_val_score, 'test-AUC-mean')</text:p>
          </table:table-cell>
          <table:table-cell table:number-columns-repeated="2"/>
          <table:table-cell table:style-name="ce12" office:value-type="float" office:value="0.89121">
            <text:p>0.89121</text:p>
          </table:table-cell>
          <table:table-cell table:style-name="ce12" office:value-type="float" office:value="0.9204">
            <text:p>0.9204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string">
            <text:p>depth': 8, 'max_leaves': 21, 'min_data_in_leaf': 5, 'l2_leaf_reg': 4.993411516033317, 'learning_rate': 0.11844692888526911} </text:p>
          </table:table-cell>
          <table:table-cell table:number-columns-repeated="4"/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ean(cross_val_score, 'neg_mean_absolute_error')</text:p>
          </table:table-cell>
          <table:table-cell table:number-columns-repeated="4"/>
          <table:table-cell table:style-name="ce12" office:value-type="float" office:value="0.88961">
            <text:p>0.88961</text:p>
          </table:table-cell>
          <table:table-cell table:style-name="ce12" office:value-type="float" office:value="0.9204">
            <text:p>0.9204</text:p>
          </table:table-cell>
          <table:table-cell table:number-columns-repeated="1016"/>
        </table:table-row>
        <table:table-row table:style-name="ro5">
          <table:table-cell/>
          <table:table-cell table:style-name="ce5" office:value-type="string">
            <text:p>{'depth': 3, 'max_leaves': 31, 'min_data_in_leaf': 8, 'l2_leaf_reg': 2.0116787947616763, 'learning_rate': 0.2901634423000777} </text:p>
          </table:table-cell>
          <table:table-cell table:number-columns-repeated="6"/>
          <table:table-cell table:style-name="ce12" table:number-columns-repeated="2"/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np.max(cross_val_score, 'test-AUC-mean')</text:p>
          </table:table-cell>
          <table:table-cell table:number-columns-repeated="6"/>
          <table:table-cell table:style-name="ce12" office:value-type="float" office:value="0.89522">
            <text:p>0.89522</text:p>
          </table:table-cell>
          <table:table-cell table:style-name="ce12" office:value-type="float" office:value="0.92258">
            <text:p>0.92258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{'depth': 3, 'l2_leaf_reg': 6.88723926372418, 'learning_rate': 0.3650864410948407} </text:p>
          </table:table-cell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6"/>
          <table:table-cell table:style-name="ce9" office:value-type="string" table:number-columns-spanned="2" table:number-rows-spanned="1">
            <text:p>Experiment 4 (4m24s)</text:p>
          </table:table-cell>
          <table:covered-table-cell table:style-name="ce1"/>
          <table:table-cell table:number-columns-repeated="1014"/>
        </table:table-row>
        <table:table-row table:style-name="ro1">
          <table:table-cell table:number-columns-repeated="6"/>
          <table:table-cell table:style-name="ce9" office:value-type="string" table:number-columns-spanned="2" table:number-rows-spanned="1">
            <text:p>Experiment 3 (18m11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9" office:value-type="string" table:number-columns-spanned="2" table:number-rows-spanned="1">
            <text:p>Experiment 1 (4m25s)</text:p>
          </table:table-cell>
          <table:covered-table-cell/>
          <table:table-cell table:style-name="ce9" office:value-type="string" table:number-columns-spanned="2" table:number-rows-spanned="1">
            <text:p>Experiment 2 (27m38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2"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2"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Skopt</text:p>
          </table:table-cell>
          <table:table-cell office:value-type="string">
            <text:p>Objective function \\ grow_policy</text:p>
          </table:table-cell>
          <table:table-cell table:number-columns-repeated="2" office:value-type="string">
            <text:p>'SymmetricTree'</text:p>
          </table:table-cell>
          <table:table-cell table:number-columns-repeated="2"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gbrt_minimize and objective: mean-abs-error, 6000 iter</text:p>
          </table:table-cell>
          <table:table-cell table:style-name="ce10" office:value-type="float" office:value="0.8943">
            <text:p>0.8943</text:p>
          </table:table-cell>
          <table:table-cell table:style-name="ce12" office:value-type="float" office:value="0.92306">
            <text:p>0.92306</text:p>
          </table:table-cell>
          <table:table-cell table:number-columns-repeated="2"/>
          <table:table-cell table:style-name="ce12" table:number-columns-repeated="2"/>
          <table:table-cell table:style-name="ce12" office:value-type="float" office:value="0.89137">
            <text:p>0.89137</text:p>
          </table:table-cell>
          <table:table-cell table:style-name="ce12" office:value-type="float" office:value="0.92122">
            <text:p>0.92122</text:p>
          </table:table-cell>
          <table:table-cell table:number-columns-repeated="1014"/>
        </table:table-row>
        <table:table-row table:style-name="ro6">
          <table:table-cell/>
          <table:table-cell table:style-name="ce5" office:value-type="string">
            <text:p>depth=3 - l2_leaf_reg=4.217444 - learning_rate=0.433410 </text:p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_minimize and 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6">
          <table:table-cell/>
          <table:table-cell table:style-name="ce5" office:value-type="string">
            <text:p>depth=5 - l2_leaf_reg=2.477318 - learning_rate=0.351668 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rt_minimize and objective: AUC-mean</text:p>
          </table:table-cell>
          <table:table-cell table:number-columns-repeated="2"/>
          <table:table-cell office:value-type="float" office:value="0.8862">
            <text:p>0.8862</text:p>
          </table:table-cell>
          <table:table-cell office:value-type="float" office:value="0.91968">
            <text:p>0.91968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depth=6 - l2_leaf_reg=1.795442 - learning_rate=0.116053 - max_leaves=40 - min_data_in_leaf=7 </text:p>
          </table:table-cell>
          <table:table-cell table:number-columns-repeated="4"/>
          <table:table-cell office:value-type="float" office:value="0.88937">
            <text:p>0.88937</text:p>
          </table:table-cell>
          <table:table-cell office:value-type="float" office:value="0.92112">
            <text:p>0.92112</text:p>
          </table:table-cell>
          <table:table-cell table:number-columns-repeated="1016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gb_minimize and objective: AUC-mean</text:p>
          </table:table-cell>
          <table:table-cell table:number-columns-repeated="6"/>
          <table:table-cell table:style-name="ce9" office:value-type="string" table:number-columns-spanned="2" table:number-rows-spanned="1">
            <text:p>Experiment 4 (21m13s)</text:p>
          </table:table-cell>
          <table:covered-table-cell table:style-name="ce1"/>
          <table:table-cell table:number-columns-repeated="1014"/>
        </table:table-row>
        <table:table-row table:style-name="ro2">
          <table:table-cell/>
          <table:table-cell table:style-name="ce5" office:value-type="string">
            <text:p>depth=3 - l2_leaf_reg=3.096342 - learning_rate=0.285295 - max_leaves=29 - min_data_in_leaf=9 </text:p>
          </table:table-cell>
          <table:table-cell table:number-columns-repeated="4"/>
          <table:table-cell table:style-name="ce9" office:value-type="string" table:number-columns-spanned="2" table:number-rows-spanned="1">
            <text:p>Experiment 3 (119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9" office:value-type="string" table:number-columns-spanned="2" table:number-rows-spanned="1">
            <text:p>Experiment 1 (21m43s)</text:p>
          </table:table-cell>
          <table:covered-table-cell/>
          <table:table-cell table:style-name="ce9" office:value-type="string" table:number-columns-spanned="2" table:number-rows-spanned="1">
            <text:p>Experiment 2 (132m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2"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2"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Skopt</text:p>
          </table:table-cell>
          <table:table-cell office:value-type="string">
            <text:p>Objective function \\ grow_policy</text:p>
          </table:table-cell>
          <table:table-cell table:number-columns-repeated="2" office:value-type="string">
            <text:p>'SymmetricTree'</text:p>
          </table:table-cell>
          <table:table-cell table:number-columns-repeated="2"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6">
          <table:table-cell office:value-type="float" office:value="50">
            <text:p>50</text:p>
          </table:table-cell>
          <table:table-cell office:value-type="string">
            <text:p>gbrt_minimize and objective: mean-abs-error, 6000 iter</text:p>
          </table:table-cell>
          <table:table-cell table:style-name="ce10" office:value-type="string">
            <text:p>0.89534/0.89739</text:p>
          </table:table-cell>
          <table:table-cell table:style-name="ce12" office:value-type="string">
            <text:p>0.92272/0.92322</text:p>
          </table:table-cell>
          <table:table-cell table:number-columns-repeated="2"/>
          <table:table-cell table:style-name="ce12" table:number-columns-repeated="2"/>
          <table:table-cell table:style-name="ce5" office:value-type="string">
            <text:p><text:span text:style-name="T3">0.89314/</text:span> 0.89921</text:p>
          </table:table-cell>
          <table:table-cell office:value-type="string">
            <text:p><text:span text:style-name="T3">0.92296</text:span>/0.92452</text:p>
          </table:table-cell>
          <table:table-cell table:number-columns-repeated="1014"/>
        </table:table-row>
        <table:table-row table:style-name="ro8">
          <table:table-cell/>
          <table:table-cell table:style-name="ce5" office:value-type="string">
            <text:p><text:span text:style-name="T2">Depth=3 - l2_leaf_reg=5.090650 - learning_rate=0.429370 </text:span></text:p>
            <text:p><text:span text:style-name="T2">depth=3 - l2_leaf_reg=4.910099 – learning_rate=0.172323</text:span></text:p>
            <text:p/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gb_minimize and 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9">
          <table:table-cell/>
          <table:table-cell table:style-name="ce7" office:value-type="string">
            <text:p><text:span text:style-name="T3">depth=3 - l2_leaf_reg=6.659112 - learning_rate=0.499871 </text:span></text:p>
            <text:p><text:span text:style-name="T2">depth=3 - l2_leaf_reg=2.097953 – learning_rate=0.053279</text:span></text:p>
            <text:p><text:span text:style-name="T2">NOTE: we got 0.8995763 by using</text:span></text:p>
            <text:p><text:span text:style-name="T2">learning_rate=</text:span><text:span text:style-name="T4">0.01, iter=25000</text:span><text:span text:style-name="T2"> l2_leaf_reg=6.659112, depth=3</text:span></text:p>
            <text:p><text:span text:style-name="T2">Got 0.89981 with learning_rate=0.01, l2_leaf_reg=6, depth=3 and iter = 40000</text:span>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6">
          <table:table-cell office:value-type="float" office:value="50">
            <text:p>50</text:p>
          </table:table-cell>
          <table:table-cell table:style-name="ce6" office:value-type="string">
            <text:p>gbrt_minimize and objective: AUC-mean</text:p>
          </table:table-cell>
          <table:table-cell table:number-columns-repeated="2"/>
          <table:table-cell table:style-name="ce14" office:value-type="string">
            <text:p>0.89045/ 0.89056</text:p>
          </table:table-cell>
          <table:table-cell table:style-name="ce3" office:value-type="string">
            <text:p>0.91948/ 0.91982</text:p>
          </table:table-cell>
          <table:table-cell table:number-columns-repeated="1018"/>
        </table:table-row>
        <table:table-row table:style-name="ro10">
          <table:table-cell/>
          <table:table-cell table:style-name="ce6" office:value-type="string">
            <text:p>depth=8 - l2_leaf_reg=5.374736 - learning_rate=0.102543 - max_leaves=37 – min_data_in_leaf=10 </text:p>
            <text:p>/</text:p>
            <text:p>depth=8 - l2_leaf_reg=1.228662 - learning_rate=0.133409 - max_leaves=22 – min_data_in_leaf=8</text:p>
          </table:table-cell>
          <table:table-cell table:number-columns-repeated="1022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gb_minimize and objective: AUC-mean</text:p>
          </table:table-cell>
          <table:table-cell table:number-columns-repeated="4"/>
          <table:table-cell office:value-type="string">
            <text:p>0.89078/0.89027</text:p>
          </table:table-cell>
          <table:table-cell office:value-type="string">
            <text:p>0.92084/0.91986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1">
          <table:table-cell/>
          <table:table-cell table:style-name="ce3" office:value-type="string">
            <text:p>depth=8 - l2_leaf_reg=7.000000 - learning_rate=0.115722 - max_leaves=20 – min_data_in_leaf=10</text:p>
            <text:p>/</text:p>
            <text:p>depth=3 - l2_leaf_reg=3.096342 - learning_rate=0.285295 - max_leaves=29 – min_data_in_leaf=9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float" office:value="0.89981">
            <text:p>0.89981</text:p>
          </table:table-cell>
          <table:table-cell table:style-name="ce13" office:value-type="float" office:value="0.92416">
            <text:p>0.92416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Got 0.89981 with learning_rate=0.01, l2_leaf_reg=6, depth=3 and iter = 40000, </text:p>
            <text:p><text:span text:style-name="T5">Time</text:span>=3m14s</text:p>
          </table:table-cell>
          <table:table-cell office:value-type="float" office:value="0.89958">
            <text:p>0.89958</text:p>
          </table:table-cell>
          <table:table-cell office:value-type="float" office:value="0.92411">
            <text:p>0.92411</text:p>
          </table:table-cell>
          <table:table-cell table:number-columns-repeated="1020"/>
        </table:table-row>
        <table:table-row table:style-name="ro2">
          <table:table-cell/>
          <table:table-cell table:style-name="ce8" office:value-type="string">
            <text:p><text:span text:style-name="T6">we got 0.8995763 by using</text:span></text:p>
            <text:p><text:span text:style-name="T6">learning_rate=</text:span><text:span text:style-name="T7">0.01, iter=25000</text:span><text:span text:style-name="T6"> l2_leaf_reg=6.659112, depth=3</text:span></text:p>
          </table:table-cell>
          <table:table-cell table:number-columns-repeated="1022"/>
        </table:table-row>
        <table:table-row table:style-name="ro12">
          <table:table-cell/>
          <table:table-cell table:style-name="ce3" office:value-type="string">
            <text:p>BayesSearchCV search with:</text:p>
            <text:p><text:s text:c="4"/>CatBoostClassifier(task_type = "GPU", devices='0', gpu_ram_part=0.3, gpu_cat_features_storage='GpuRam', random_seed=42, custom_loss=['AUC', 'Accuracy'], grow_policy='SymmetricTree',iterations=3000, eval_metric='AUC', border_count=255, random_strength=2, learning_rate=0.03, l2_leaf_reg=5, depth=3)</text:p>
            <text:p><text:s text:c="4"/>,</text:p>
            <text:p><text:s text:c="4"/>{</text:p>
            <text:p><text:s text:c="8"/>'learning_rate': Real(0.007, 0.07, "log-uniform")</text:p>
            <text:p><text:s text:c="4"/>},</text:p>
            <text:p><text:s text:c="4"/>n_iter=10,</text:p>
            <text:p><text:s text:c="4"/>Cv=3</text:p>
            <text:p><text:span text:style-name="T5">Time</text:span>=34m35s</text:p>
          </table:table-cell>
          <table:table-cell table:style-name="ce3" office:value-type="string">
            <text:p>0.89892</text:p>
            <text:p>val. score: 0.92364</text:p>
            <text:p>val. score: {'learning_rate': 0.06902527789398687}</text:p>
            <text:p>test score: 0.92336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6"/>
          <table:table-cell table:style-name="ce9" office:value-type="string" table:number-columns-spanned="2" table:number-rows-spanned="1">
            <text:p>Experiment 4 (21m25s)</text:p>
          </table:table-cell>
          <table:covered-table-cell table:style-name="ce1"/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4"/>
          <table:table-cell table:style-name="ce9" office:value-type="string" table:number-columns-spanned="2" table:number-rows-spanned="1">
            <text:p>Experiment 3 (125m32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1014"/>
        </table:table-row>
        <table:table-row table:style-name="ro4">
          <table:table-cell table:style-name="ce1"/>
          <table:table-cell table:style-name="Default"/>
          <table:table-cell table:style-name="ce9" office:value-type="string" table:number-columns-spanned="2" table:number-rows-spanned="1">
            <text:p>Experiment 1 (4m35s)</text:p>
          </table:table-cell>
          <table:covered-table-cell/>
          <table:table-cell table:style-name="ce9" office:value-type="string" table:number-columns-spanned="2" table:number-rows-spanned="1">
            <text:p>Experiment 2 (29m38s)</text:p>
          </table:table-cell>
          <table:covered-table-cell table:style-name="ce1"/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2" office:value-type="string">
            <text:p>'SymmetricTree'</text:p>
          </table:table-cell>
          <table:table-cell table:number-columns-repeated="1014"/>
        </table:table-row>
        <table:table-row table:style-name="ro4">
          <table:table-cell table:style-name="ce1"/>
          <table:table-cell/>
          <table:table-cell table:style-name="ce1" office:value-type="string">
            <text:p><text:s/>AUC</text:p>
          </table:table-cell>
          <table:table-cell table:style-name="ce1" office:value-type="string">
            <text:p>Accuracy</text:p>
          </table:table-cell>
          <table:table-cell table:style-name="ce1" office:value-type="string">
            <text:p>AUC</text:p>
          </table:table-cell>
          <table:table-cell table:style-name="ce1" office:value-type="string">
            <text:p>Accuracy</text:p>
          </table:table-cell>
          <table:table-cell table:number-columns-repeated="2" office:value-type="string">
            <text:p>'Lossguide'</text:p>
          </table:table-cell>
          <table:table-cell table:number-columns-repeated="1016"/>
        </table:table-row>
        <table:table-row table:style-name="ro4">
          <table:table-cell table:style-name="ce1" office:value-type="string">
            <text:p>Hyperopt</text:p>
          </table:table-cell>
          <table:table-cell office:value-type="string">
            <text:p>best_CAT_kernel_hyperopt_v2</text:p>
          </table:table-cell>
          <table:table-cell table:number-columns-repeated="2" office:value-type="string">
            <text:p>'SymmetricTree'</text:p>
          </table:table-cell>
          <table:table-cell table:number-columns-repeated="2" office:value-type="string">
            <text:p>'Lossguide'</text:p>
          </table:table-cell>
          <table:table-cell table:style-name="ce12" table:number-columns-repeated="2"/>
          <table:table-cell table:number-columns-repeated="1016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objective: mean-abs-error, 6000 iter</text:p>
          </table:table-cell>
          <table:table-cell table:style-name="ce10" office:value-type="float" office:value="0.89573">
            <text:p>0.89573</text:p>
          </table:table-cell>
          <table:table-cell table:style-name="ce13" office:value-type="float" office:value="0.9227">
            <text:p>0.9227</text:p>
          </table:table-cell>
          <table:table-cell table:number-columns-repeated="2"/>
          <table:table-cell table:style-name="ce12"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depth': 3.0, 'l2_leaf_reg': 2.9194335744856263, 'learning_rate': 0.386329861445041 </text:p>
          </table:table-cell>
          <table:table-cell table:style-name="ce10"/>
          <table:table-cell table:style-name="ce12"/>
          <table:table-cell table:number-columns-repeated="4"/>
          <table:table-cell table:style-name="ce12" table:number-columns-repeated="2"/>
          <table:table-cell table:number-columns-repeated="1014"/>
        </table:table-row>
        <table:table-row table:style-name="ro7">
          <table:table-cell office:value-type="float" office:value="10">
            <text:p>10</text:p>
          </table:table-cell>
          <table:table-cell table:style-name="ce6" office:value-type="string">
            <text:p>objective: AUC-mean 6000 iter</text:p>
          </table:table-cell>
          <table:table-cell table:style-name="ce5"/>
          <table:table-cell/>
          <table:table-cell table:style-name="ce12" office:value-type="float" office:value="0.888">
            <text:p>0.888</text:p>
          </table:table-cell>
          <table:table-cell table:style-name="ce12" office:value-type="float" office:value="0.9193">
            <text:p>0.9193</text:p>
          </table:table-cell>
          <table:table-cell table:number-columns-repeated="2"/>
          <table:table-cell table:style-name="ce13"/>
          <table:table-cell table:style-name="ce12"/>
          <table:table-cell table:number-columns-repeated="1014"/>
        </table:table-row>
        <table:table-row table:style-name="ro7">
          <table:table-cell/>
          <table:table-cell table:style-name="ce6" office:value-type="string">
            <text:p>depth=3, l2_leaf_reg=2.91943, learning_rate=0.38633</text:p>
          </table:table-cell>
          <table:table-cell table:style-name="ce5"/>
          <table:table-cell/>
          <table:table-cell table:style-name="ce12" table:number-columns-repeated="2"/>
          <table:table-cell table:number-columns-repeated="1018"/>
        </table:table-row>
        <table:table-row table:style-name="ro4">
          <table:table-cell office:value-type="float" office:value="50">
            <text:p>50</text:p>
          </table:table-cell>
          <table:table-cell office:value-type="string">
            <text:p>objective: mean-abs-error, 6000 iter</text:p>
          </table:table-cell>
          <table:table-cell table:style-name="ce5"/>
          <table:table-cell/>
          <table:table-cell table:style-name="ce12" table:number-columns-repeated="2"/>
          <table:table-cell table:number-columns-repeated="2"/>
          <table:table-cell table:style-name="ce13" office:value-type="float" office:value="0.8952">
            <text:p>0.8952</text:p>
          </table:table-cell>
          <table:table-cell table:style-name="ce12" office:value-type="float" office:value="0.922">
            <text:p>0.922</text:p>
          </table:table-cell>
          <table:table-cell table:number-columns-repeated="1014"/>
        </table:table-row>
        <table:table-row table:style-name="ro2">
          <table:table-cell/>
          <table:table-cell table:style-name="ce5" office:value-type="string">
            <text:p>depth': 3.0, 'l2_leaf_reg': 3.9638321779398464, 'learning_rate': 0.3819246777495403 </text:p>
          </table:table-cell>
          <table:table-cell table:number-columns-repeated="1022"/>
        </table:table-row>
        <table:table-row table:style-name="ro7">
          <table:table-cell office:value-type="float" office:value="50">
            <text:p>50</text:p>
          </table:table-cell>
          <table:table-cell table:style-name="ce6" office:value-type="string">
            <text:p>objective: AUC-mean 6000 iter</text:p>
          </table:table-cell>
          <table:table-cell table:number-columns-repeated="4"/>
          <table:table-cell office:value-type="float" office:value="0.8881">
            <text:p>0.8881</text:p>
          </table:table-cell>
          <table:table-cell office:value-type="float" office:value="0.9206">
            <text:p>0.9206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>
            <text:p>'depth': 7.0, 'l2_leaf_reg': 5.497946608194066, 'learning_rate': 0.12620387754642334, 'max_leaves\u200a': 38.0, 'min_data_in_leaf\u200a': 8.0</text:p>
          </table:table-cell>
          <table:table-cell table:number-columns-repeated="1022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uctured data" table:style-name="ta1" table:print="false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ce16"/>
        <table:table-column table:style-name="co6" table:default-cell-style-name="Default"/>
        <table:table-column table:style-name="co6" table:default-cell-style-name="ce17"/>
        <table:table-column table:style-name="co10" table:default-cell-style-name="ce16"/>
        <table:table-column table:style-name="co6" table:default-cell-style-name="ce18"/>
        <table:table-column table:style-name="co6" table:default-cell-style-name="ce17"/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office:value-type="string">
            <text:p>AUC</text:p>
          </table:table-cell>
          <table:table-cell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*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*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4">
          <table:table-cell/>
          <table:table-cell office:value-type="string" table:number-columns-spanned="2" table:number-rows-spanned="1">
            <text:p>*: tree of parzen estimators</text:p>
          </table:table-cell>
          <table:covered-table-cell/>
          <table:table-cell table:number-columns-repeated="10"/>
        </table:table-row>
        <table:table-row table:style-name="ro4" table:number-rows-repeated="1048547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All experiments" table:style-name="ta1" table:print="false"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default-cell-style-name="ce20"/>
        <table:table-column table:style-name="co6" table:default-cell-style-name="ce21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All experiments with AUC and Accuracy scores</text:p>
          </table:table-cell>
          <table:covered-table-cell table:number-columns-repeated="6"/>
          <table:covered-table-cell table:number-columns-repeated="6" table:style-name="Default"/>
          <table:covered-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1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4">
          <table:table-cell>
            <draw:frame table:end-cell-address="'All experiments'.N54" table:end-x="2.254cm" table:end-y="0.348cm" draw:z-index="0" draw:style-name="gr1" draw:text-style-name="P1" svg:width="30.029cm" svg:height="12.938cm" svg:x="2.172cm" svg:y="0.055cm">
              <draw:object draw:notify-on-update-of-ranges="'All experiments'.B4:'All experiments'.B25 'All experiments'.I4:'All experiments'.I25 'All experiments'.H4:'All experiments'.H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Default" table:number-columns-repeated="6"/>
          <table:table-cell table:number-columns-repeated="1011"/>
        </table:table-row>
      </table:table>
      <table:table table:name="Top performer for all libraries" table:style-name="ta1" table:print="false">
        <table:table-column table:style-name="co6" table:number-columns-repeated="3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13" table:default-cell-style-name="ce15"/>
        <table:table-column table:style-name="co6" table:default-cell-style-name="ce22"/>
        <table:table-column table:style-name="co6" table:default-cell-style-name="ce23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top 50 trials for none, hyper, skopt and optuna</text:p>
          </table:table-cell>
          <table:covered-table-cell table:number-columns-repeated="5"/>
          <table:covered-table-cell table:number-columns-repeated="7" table:style-name="Default"/>
          <table:covered-table-cell table:number-columns-repeated="101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table:style-name="Default"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>
            <draw:frame table:end-cell-address="'Top performer for all libraries'.N32" table:end-x="0.027cm" table:end-y="0.107cm" draw:z-index="0" draw:style-name="gr1" draw:text-style-name="P1" svg:width="28.13cm" svg:height="10.141cm" svg:x="2.191cm" svg:y="0.353cm">
              <draw:object draw:notify-on-update-of-ranges="'Top performer for all libraries'.C23:'Top performer for all libraries'.C23 'Top performer for all libraries'.C4:'Top performer for all libraries'.C8 'Top performer for all libraries'.C4:'Top performer for all libraries'.C8 'Top performer for all libraries'.H4:'Top performer for all libraries'.H8 'Top performer for all libraries'.C4:'Top performer for all libraries'.C8 'Top performer for all libraries'.I4:'Top performer for all libraries'.I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Default" table:number-columns-repeated="7"/>
          <table:table-cell table:number-columns-repeated="1011"/>
        </table:table-row>
      </table:table>
      <table:table table:name="Objective function and grow policy" table:style-name="ta1" table:print="false">
        <table:table-column table:style-name="co6" table:number-columns-repeated="7" table:default-cell-style-name="Default"/>
        <table:table-column table:style-name="co6" table:default-cell-style-name="ce16"/>
        <table:table-column table:style-name="co6" table:default-cell-style-name="Default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objective function (and grow policy)</text:p>
          </table:table-cell>
          <table:covered-table-cell table:number-columns-repeated="1022" table:style-name="ce19"/>
          <table:covered-table-cell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office:value-type="string">
            <text:p>AUC</text:p>
          </table:table-cell>
          <table:table-cell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table:style-name="ce21"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table:style-name="ce21"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table:style-name="ce21"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4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table:style-name="ce23"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rt_minimize</text:p>
            <draw:frame table:end-cell-address="'Objective function and grow policy'.L32" table:end-x="0.294cm" table:end-y="0.296cm" draw:z-index="0" draw:style-name="gr1" draw:text-style-name="P1" svg:width="15.999cm" svg:height="8.528cm" svg:x="0.102cm" svg:y="0.427cm">
              <draw:object draw:notify-on-update-of-ranges="'Objective function and grow policy'.D14:'Objective function and grow policy'.D14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table:style-name="ce23"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table:style-name="ce23"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23"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4" table:number-rows-repeated="2"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4">
          <table:table-cell/>
          <table:table-cell>
            <draw:frame table:end-cell-address="'Objective function and grow policy'.M43" table:end-x="2.119cm" table:end-y="0.198cm" draw:z-index="1" draw:style-name="gr1" draw:text-style-name="P1" svg:width="26.874cm" svg:height="11.007cm" svg:x="0.084cm" svg:y="0.03cm">
              <draw:object draw:notify-on-update-of-ranges="'Objective function and grow policy'.B4:'Objective function and grow policy'.B9 'Objective function and grow policy'.H4:'Objective function and grow policy'.H9 'Objective function and grow policy'.B11:'Objective function and grow policy'.B16 'Objective function and grow policy'.H11:'Objective function and grow policy'.H16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</table:table>
      <table:table table:name="Function-algorithm used" table:style-name="ta1" table:print="false">
        <table:table-column table:style-name="co6" table:number-columns-repeated="6" table:default-cell-style-name="Default"/>
        <table:table-column table:style-name="co6" table:default-cell-style-name="ce15"/>
        <table:table-column table:style-name="co6" table:default-cell-style-name="ce20"/>
        <table:table-column table:style-name="co6" table:default-cell-style-name="ce21"/>
        <table:table-column table:style-name="co6" table:default-cell-style-name="ce17"/>
        <table:table-column table:style-name="co6" table:default-cell-style-name="ce16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comparison of function/algorithm used</text:p>
          </table:table-cell>
          <table:covered-table-cell table:number-columns-repeated="1023" table:style-name="ce19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table:style-name="Default"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table:style-name="ce21"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3"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table:style-name="ce23"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/>
          <table:table-cell table:style-name="ce25"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table:style-name="ce25"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table:style-name="ce25"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6"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table:style-name="ce26"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table:style-name="ce26"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 table:number-columns-repeated="6"/>
          <table:table-cell table:style-name="Default" table:number-columns-repeated="7"/>
          <table:table-cell table:number-columns-repeated="1011"/>
        </table:table-row>
        <table:table-row table:style-name="ro4">
          <table:table-cell>
            <draw:frame table:end-cell-address="'Function-algorithm used'.N46" table:end-x="2.063cm" table:end-y="0.348cm" draw:z-index="0" draw:style-name="gr1" draw:text-style-name="P1" svg:width="29.216cm" svg:height="12.644cm" svg:x="2.202cm" svg:y="0.35cm">
              <draw:object draw:notify-on-update-of-ranges="'Function-algorithm used'.B4:'Function-algorithm used'.B4 'Function-algorithm used'.H4:'Function-algorithm used'.H4 'Function-algorithm used'.B6:'Function-algorithm used'.B8 'Function-algorithm used'.H6:'Function-algorithm used'.H8 'Function-algorithm used'.B10:'Function-algorithm used'.B12 'Function-algorithm used'.H10:'Function-algorithm used'.H12 'Function-algorithm used'.B14:'Function-algorithm used'.B16 'Function-algorithm used'.H14:'Function-algorithm used'.H16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 table:style-name="Default" table:number-columns-repeated="7"/>
          <table:table-cell table:number-columns-repeated="1011"/>
        </table:table-row>
      </table:table>
      <table:table table:name="Spread in Learning Rate suggestions" table:style-name="ta1" table:print="false">
        <table:table-column table:style-name="co6" table:number-columns-repeated="7" table:default-cell-style-name="Default"/>
        <table:table-column table:style-name="co6" table:default-cell-style-name="ce22"/>
        <table:table-column table:style-name="co6" table:default-cell-style-name="ce27"/>
        <table:table-column table:style-name="co6" table:default-cell-style-name="ce17"/>
        <table:table-column table:style-name="co6" table:default-cell-style-name="ce20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pread in Learning Rate suggestions</text:p>
          </table:table-cell>
          <table:covered-table-cell table:number-columns-repeated="6"/>
          <table:covered-table-cell table:number-columns-repeated="6" table:style-name="Default"/>
          <table:covered-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table:style-name="ce16"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table:number-columns-repeated="1011"/>
        </table:table-row>
        <table:table-row table:style-name="ro4">
          <table:table-cell>
            <draw:frame table:end-cell-address="'Spread in Learning Rate suggestions'.N44" table:end-x="2.258cm" table:end-y="0.19cm" draw:z-index="0" draw:style-name="gr1" draw:text-style-name="P1" svg:width="29.383cm" svg:height="8.793cm" svg:x="2.23cm" svg:y="0.468cm">
              <draw:object draw:notify-on-update-of-ranges="'Spread in Learning Rate suggestions'.K4:'Spread in Learning Rate suggestions'.K25 'Spread in Learning Rate suggestions'.H4:'Spread in Learning Rate suggestions'.H25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4" table:number-rows-repeated="13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4">
          <table:table-cell>
            <draw:frame table:end-cell-address="'Spread in Learning Rate suggestions'.N58" table:end-x="2.203cm" table:end-y="0.402cm" draw:z-index="1" draw:style-name="gr1" draw:text-style-name="P1" svg:width="29.328cm" svg:height="8.9cm" svg:x="2.23cm" svg:y="0.083cm">
              <draw:object draw:notify-on-update-of-ranges="'Spread in Learning Rate suggestions'.B4:'Spread in Learning Rate suggestions'.B25 'Spread in Learning Rate suggestions'.K4:'Spread in Learning Rate suggestions'.K2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 table:style-name="Default" table:number-columns-repeated="6"/>
          <table:table-cell table:number-columns-repeated="1011"/>
        </table:table-row>
      </table:table>
      <table:table table:name="Show spread in depth and L2-leaf-reg" table:style-name="ta1" table:print="false">
        <table:table-column table:style-name="co6" table:number-columns-repeated="7" table:default-cell-style-name="Default"/>
        <table:table-column table:style-name="co6" table:default-cell-style-name="ce22"/>
        <table:table-column table:style-name="co6" table:default-cell-style-name="ce27"/>
        <table:table-column table:style-name="co6" table:default-cell-style-name="ce17"/>
        <table:table-column table:style-name="co6" table:default-cell-style-name="ce28"/>
        <table:table-column table:style-name="co6" table:default-cell-style-name="ce29"/>
        <table:table-column table:style-name="co6" table:default-cell-style-name="ce30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Show spread in depth and L2-leaf-reg</text:p>
          </table:table-cell>
          <table:covered-table-cell table:number-columns-repeated="1023" table:style-name="ce19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office:value-type="string">
            <text:p>Time (min)</text:p>
          </table:table-cell>
          <table:table-cell table:style-name="ce16" office:value-type="string">
            <text:p>Learning Rate</text:p>
          </table:table-cell>
          <table:table-cell table:style-name="ce18" office:value-type="string">
            <text:p>Depth</text:p>
          </table:table-cell>
          <table:table-cell table:style-name="ce17"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office:value-type="float" office:value="7">
            <text:p>7</text:p>
          </table:table-cell>
          <table:table-cell office:value-type="float" office:value="5.5">
            <text:p>5.50</text:p>
          </table:table-cell>
          <table:table-cell table:number-columns-repeated="1011"/>
        </table:table-row>
        <table:table-row table:style-name="ro4">
          <table:table-cell>
            <draw:frame table:end-cell-address="'Show spread in depth and L2-leaf-reg'.N45" table:end-x="2.229cm" table:end-y="0.4cm" draw:z-index="0" draw:style-name="gr1" draw:text-style-name="P1" svg:width="29.383cm" svg:height="8.793cm" svg:x="2.201cm" svg:y="0.188cm">
              <draw:object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 table:style-name="Default" table:number-columns-repeated="6"/>
          <table:table-cell table:number-columns-repeated="1011"/>
        </table:table-row>
        <table:table-row table:style-name="ro4" table:number-rows-repeated="12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4">
          <table:table-cell/>
          <table:table-cell>
            <draw:frame table:end-cell-address="'Show spread in depth and L2-leaf-reg'.N60" table:end-x="2.23cm" table:end-y="0.163cm" draw:z-index="1" draw:style-name="gr1" draw:text-style-name="P1" svg:width="28.881cm" svg:height="9.305cm" svg:x="0.446cm" svg:y="0.342cm">
              <draw:object draw:notify-on-update-of-ranges="'Show spread in depth and L2-leaf-reg'.B4:'Show spread in depth and L2-leaf-reg'.B25 'Show spread in depth and L2-leaf-reg'.L4:'Show spread in depth and L2-leaf-reg'.L25 'Show spread in depth and L2-leaf-reg'.B4:'Show spread in depth and L2-leaf-reg'.B25 'Show spread in depth and L2-leaf-reg'.M4:'Show spread in depth and L2-leaf-reg'.M25" xlink:href="./Object 9" xlink:type="simple" xlink:show="embed" xlink:actuate="onLoad">
                <t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"/>
          <table:table-cell table:style-name="Default" table:number-columns-repeated="6"/>
          <table:table-cell table:number-columns-repeated="1011"/>
        </table:table-row>
      </table:table>
      <table:table table:name="Time efficiency all experiments" table:style-name="ta1" table:print="false">
        <table:table-column table:style-name="co6" table:number-columns-repeated="7" table:default-cell-style-name="Default"/>
        <table:table-column table:style-name="co6" table:default-cell-style-name="ce22"/>
        <table:table-column table:style-name="co6" table:default-cell-style-name="ce27"/>
        <table:table-column table:style-name="co6" table:default-cell-style-name="ce31"/>
        <table:table-column table:style-name="co14" table:default-cell-style-name="ce28"/>
        <table:table-column table:style-name="co6" table:default-cell-style-name="ce18"/>
        <table:table-column table:style-name="co6" table:default-cell-style-name="ce17"/>
        <table:table-column table:style-name="co6" table:number-columns-repeated="1011" table:default-cell-style-name="Default"/>
        <table:table-row table:style-name="ro13">
          <table:table-cell table:style-name="ce19" office:value-type="string" table:number-columns-spanned="1024" table:number-rows-spanned="1">
            <text:p>Time efficiency all experiments</text:p>
          </table:table-cell>
          <table:covered-table-cell table:number-columns-repeated="6"/>
          <table:covered-table-cell table:number-columns-repeated="6" table:style-name="Default"/>
          <table:covered-table-cell table:number-columns-repeated="1011"/>
        </table:table-row>
        <table:table-row table:style-name="ro1">
          <table:table-cell table:number-columns-repeated="7"/>
          <table:table-cell table:style-name="Default" table:number-columns-repeated="6"/>
          <table:table-cell table:number-columns-repeated="1011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table:style-name="ce16" office:value-type="string">
            <text:p>AUC</text:p>
          </table:table-cell>
          <table:table-cell table:style-name="Default" office:value-type="string">
            <text:p>Accuracy</text:p>
          </table:table-cell>
          <table:table-cell table:style-name="ce17" office:value-type="string">
            <text:p>Time (min)</text:p>
          </table:table-cell>
          <table:table-cell table:style-name="ce16" office:value-type="string">
            <text:p>Learning Rate</text:p>
          </table:table-cell>
          <table:table-cell office:value-type="string">
            <text:p>Depth</text:p>
          </table:table-cell>
          <table:table-cell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">
            <text:p>1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table:style-name="ce15" office:value-type="string">
            <text:p>SymmetricTree</text:p>
          </table:table-cell>
          <table:table-cell office:value-type="float" office:value="0.8975">
            <text:p>0.8975</text:p>
          </table:table-cell>
          <table:table-cell office:value-type="float" office:value="0.9233">
            <text:p>0.9233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6">
            <text:p>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">
            <text:p>2</text:p>
          </table:table-cell>
          <table:table-cell table:number-columns-repeated="3" office:value-type="string">
            <text:p>None</text:p>
          </table:table-cell>
          <table:table-cell office:value-type="float" office:value="0">
            <text:p>0</text:p>
          </table:table-cell>
          <table:table-cell office:value-type="string">
            <text:p>Lossguide</text:p>
          </table:table-cell>
          <table:table-cell office:value-type="float" office:value="0.894">
            <text:p>0.8940</text:p>
          </table:table-cell>
          <table:table-cell office:value-type="float" office:value="0.9217">
            <text:p>0.9217</text:p>
          </table:table-cell>
          <table:table-cell office:value-type="float" office:value="3">
            <text:p>3.00</text:p>
          </table:table-cell>
          <table:table-cell office:value-type="float" office:value="0.03">
            <text:p>0.0300</text:p>
          </table:table-cell>
          <table:table-cell office:value-type="float" office:value="16">
            <text:p>16</text:p>
          </table:table-cell>
          <table:table-cell office:value-type="float" office:value="3">
            <text:p>3.0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9">
            <text:p>9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14">
            <text:p>0.8914</text:p>
          </table:table-cell>
          <table:table-cell office:value-type="float" office:value="0.9212">
            <text:p>0.9212</text:p>
          </table:table-cell>
          <table:table-cell office:value-type="float" office:value="4.43">
            <text:p>4.43</text:p>
          </table:table-cell>
          <table:table-cell office:value-type="float" office:value="0.3517">
            <text:p>0.3517</text:p>
          </table:table-cell>
          <table:table-cell office:value-type="float" office:value="5">
            <text:p>5</text:p>
          </table:table-cell>
          <table:table-cell office:value-type="float" office:value="2.48">
            <text:p>2.48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7">
            <text:p>7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43">
            <text:p>0.8943</text:p>
          </table:table-cell>
          <table:table-cell office:value-type="float" office:value="0.9231">
            <text:p>0.9231</text:p>
          </table:table-cell>
          <table:table-cell office:value-type="float" office:value="4.45">
            <text:p>4.45</text:p>
          </table:table-cell>
          <table:table-cell office:value-type="float" office:value="0.4334">
            <text:p>0.4334</text:p>
          </table:table-cell>
          <table:table-cell office:value-type="float" office:value="3">
            <text:p>3</text:p>
          </table:table-cell>
          <table:table-cell office:value-type="float" office:value="4.22">
            <text:p>4.2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9">
            <text:p>19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table:style-name="ce15" office:value-type="string">
            <text:p>SymmetricTree</text:p>
          </table:table-cell>
          <table:table-cell office:value-type="float" office:value="0.8957">
            <text:p>0.8957</text:p>
          </table:table-cell>
          <table:table-cell office:value-type="float" office:value="0.9227">
            <text:p>0.9227</text:p>
          </table:table-cell>
          <table:table-cell office:value-type="float" office:value="4.55">
            <text:p>4.55</text:p>
          </table:table-cell>
          <table:table-cell office:value-type="float" office:value="0.3863">
            <text:p>0.3863</text:p>
          </table:table-cell>
          <table:table-cell office:value-type="float" office:value="3">
            <text:p>3</text:p>
          </table:table-cell>
          <table:table-cell office:value-type="float" office:value="2.92">
            <text:p>2.92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0">
            <text:p>10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94">
            <text:p>0.8894</text:p>
          </table:table-cell>
          <table:table-cell office:value-type="float" office:value="0.9211">
            <text:p>0.9211</text:p>
          </table:table-cell>
          <table:table-cell office:value-type="float" office:value="18.19">
            <text:p>18.19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6">
            <text:p>0.8956</text:p>
          </table:table-cell>
          <table:table-cell office:value-type="float" office:value="0.9227">
            <text:p>0.9227</text:p>
          </table:table-cell>
          <table:table-cell office:value-type="float" office:value="19.55">
            <text:p>19.55</text:p>
          </table:table-cell>
          <table:table-cell office:value-type="float" office:value="0.08567">
            <text:p>0.0857</text:p>
          </table:table-cell>
          <table:table-cell office:value-type="float" office:value="7">
            <text:p>7</text:p>
          </table:table-cell>
          <table:table-cell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92">
            <text:p>0.8992</text:p>
          </table:table-cell>
          <table:table-cell office:value-type="float" office:value="0.9245">
            <text:p>0.9245</text:p>
          </table:table-cell>
          <table:table-cell office:value-type="float" office:value="21.27">
            <text:p>21.27</text:p>
          </table:table-cell>
          <table:table-cell office:value-type="float" office:value="0.0533">
            <text:p>0.0533</text:p>
          </table:table-cell>
          <table:table-cell office:value-type="float" office:value="3">
            <text:p>3</text:p>
          </table:table-cell>
          <table:table-cell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32">
            <text:p>0.8932</text:p>
          </table:table-cell>
          <table:table-cell office:value-type="float" office:value="0.923">
            <text:p>0.923</text:p>
          </table:table-cell>
          <table:table-cell office:value-type="float" office:value="21.32">
            <text:p>21.32</text:p>
          </table:table-cell>
          <table:table-cell office:value-type="float" office:value="0.5">
            <text:p>0.5000</text:p>
          </table:table-cell>
          <table:table-cell office:value-type="float" office:value="3">
            <text:p>3</text:p>
          </table:table-cell>
          <table:table-cell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">
            <text:p>0.922</text:p>
          </table:table-cell>
          <table:table-cell office:value-type="float" office:value="21.43">
            <text:p>21.43</text:p>
          </table:table-cell>
          <table:table-cell office:value-type="float" office:value="0.3819">
            <text:p>0.3819</text:p>
          </table:table-cell>
          <table:table-cell office:value-type="float" office:value="3">
            <text:p>3</text:p>
          </table:table-cell>
          <table:table-cell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74">
            <text:p>0.8974</text:p>
          </table:table-cell>
          <table:table-cell office:value-type="float" office:value="0.9232">
            <text:p>0.9232</text:p>
          </table:table-cell>
          <table:table-cell office:value-type="float" office:value="21.7">
            <text:p>21.70</text:p>
          </table:table-cell>
          <table:table-cell office:value-type="float" office:value="0.1723">
            <text:p>0.1723</text:p>
          </table:table-cell>
          <table:table-cell office:value-type="float" office:value="3">
            <text:p>3</text:p>
          </table:table-cell>
          <table:table-cell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3">
            <text:p>0.8953</text:p>
          </table:table-cell>
          <table:table-cell office:value-type="float" office:value="0.9227">
            <text:p>0.9227</text:p>
          </table:table-cell>
          <table:table-cell office:value-type="float" office:value="21.8">
            <text:p>21.80</text:p>
          </table:table-cell>
          <table:table-cell office:value-type="float" office:value="0.4294">
            <text:p>0.4294</text:p>
          </table:table-cell>
          <table:table-cell office:value-type="float" office:value="3">
            <text:p>3</text:p>
          </table:table-cell>
          <table:table-cell office:value-type="float" office:value="5.09">
            <text:p>5.0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5">
            <text:p>5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96">
            <text:p>0.8896</text:p>
          </table:table-cell>
          <table:table-cell office:value-type="float" office:value="0.9204">
            <text:p>0.9204</text:p>
          </table:table-cell>
          <table:table-cell office:value-type="float" office:value="26">
            <text:p>26.00</text:p>
          </table:table-cell>
          <table:table-cell office:value-type="float" office:value="0.2902">
            <text:p>0.2902</text:p>
          </table:table-cell>
          <table:table-cell office:value-type="float" office:value="3">
            <text:p>3</text:p>
          </table:table-cell>
          <table:table-cell office:value-type="float" office:value="2.01">
            <text:p>2.0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8">
            <text:p>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62">
            <text:p>0.8862</text:p>
          </table:table-cell>
          <table:table-cell office:value-type="float" office:value="0.9197">
            <text:p>0.9197</text:p>
          </table:table-cell>
          <table:table-cell office:value-type="float" office:value="27.59">
            <text:p>27.59</text:p>
          </table:table-cell>
          <table:table-cell office:value-type="float" office:value="0.1161">
            <text:p>0.1161</text:p>
          </table:table-cell>
          <table:table-cell office:value-type="float" office:value="6">
            <text:p>6</text:p>
          </table:table-cell>
          <table:table-cell office:value-type="float" office:value="1.8">
            <text:p>1.8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0">
            <text:p>20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10">
            <text:p>10</text:p>
          </table:table-cell>
          <table:table-cell office:value-type="string">
            <text:p>Lossguide</text:p>
          </table:table-cell>
          <table:table-cell office:value-type="float" office:value="0.888">
            <text:p>0.8880</text:p>
          </table:table-cell>
          <table:table-cell office:value-type="float" office:value="0.9193">
            <text:p>0.9193</text:p>
          </table:table-cell>
          <table:table-cell office:value-type="float" office:value="29.7">
            <text:p>29.70</text:p>
          </table:table-cell>
          <table:table-cell office:value-type="float" office:value="0.3789">
            <text:p>0.3789</text:p>
          </table:table-cell>
          <table:table-cell office:value-type="float" office:value="3">
            <text:p>3</text:p>
          </table:table-cell>
          <table:table-cell office:value-type="float" office:value="4.03">
            <text:p>4.0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6">
            <text:p>6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office:value-type="float" office:value="0.8952">
            <text:p>0.8952</text:p>
          </table:table-cell>
          <table:table-cell office:value-type="float" office:value="0.9226">
            <text:p>0.9226</text:p>
          </table:table-cell>
          <table:table-cell office:value-type="float" office:value="39">
            <text:p>39.00</text:p>
          </table:table-cell>
          <table:table-cell office:value-type="float" office:value="0.3651">
            <text:p>0.3651</text:p>
          </table:table-cell>
          <table:table-cell office:value-type="float" office:value="3">
            <text:p>3</text:p>
          </table:table-cell>
          <table:table-cell office:value-type="float" office:value="6.89">
            <text:p>6.8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3">
            <text:p>0.8903</text:p>
          </table:table-cell>
          <table:table-cell office:value-type="float" office:value="0.9197">
            <text:p>0.9197</text:p>
          </table:table-cell>
          <table:table-cell office:value-type="float" office:value="119">
            <text:p>119.00</text:p>
          </table:table-cell>
          <table:table-cell office:value-type="float" office:value="0.2853">
            <text:p>0.2853</text:p>
          </table:table-cell>
          <table:table-cell office:value-type="float" office:value="3">
            <text:p>3</text:p>
          </table:table-cell>
          <table:table-cell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8">
            <text:p>0.8908</text:p>
          </table:table-cell>
          <table:table-cell office:value-type="float" office:value="0.9208">
            <text:p>0.9208</text:p>
          </table:table-cell>
          <table:table-cell office:value-type="float" office:value="119">
            <text:p>119.00</text:p>
          </table:table-cell>
          <table:table-cell office:value-type="float" office:value="0.1157">
            <text:p>0.1157</text:p>
          </table:table-cell>
          <table:table-cell office:value-type="float" office:value="8">
            <text:p>8</text:p>
          </table:table-cell>
          <table:table-cell office:value-type="float" office:value="7">
            <text:p>7.0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881">
            <text:p>0.8881</text:p>
          </table:table-cell>
          <table:table-cell office:value-type="float" office:value="0.9213">
            <text:p>0.9213</text:p>
          </table:table-cell>
          <table:table-cell office:value-type="float" office:value="126">
            <text:p>126.00</text:p>
          </table:table-cell>
          <table:table-cell office:value-type="float" office:value="0.1262">
            <text:p>0.1262</text:p>
          </table:table-cell>
          <table:table-cell table:style-name="ce32" office:value-type="float" office:value="7">
            <text:p>7</text:p>
          </table:table-cell>
          <table:table-cell table:style-name="ce33" office:value-type="float" office:value="5.5">
            <text:p>5.5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12">
            <text:p>0.8912</text:p>
          </table:table-cell>
          <table:table-cell office:value-type="float" office:value="0.9204">
            <text:p>0.9204</text:p>
          </table:table-cell>
          <table:table-cell office:value-type="float" office:value="129">
            <text:p>129.00</text:p>
          </table:table-cell>
          <table:table-cell office:value-type="float" office:value="0.1184">
            <text:p>0.1184</text:p>
          </table:table-cell>
          <table:table-cell office:value-type="float" office:value="8">
            <text:p>8</text:p>
          </table:table-cell>
          <table:table-cell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6">
            <text:p>0.8906</text:p>
          </table:table-cell>
          <table:table-cell office:value-type="float" office:value="0.9198">
            <text:p>0.9198</text:p>
          </table:table-cell>
          <table:table-cell office:value-type="float" office:value="132">
            <text:p>132.00</text:p>
          </table:table-cell>
          <table:table-cell office:value-type="float" office:value="0.1334">
            <text:p>0.1334</text:p>
          </table:table-cell>
          <table:table-cell office:value-type="float" office:value="8">
            <text:p>8</text:p>
          </table:table-cell>
          <table:table-cell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office:value-type="float" office:value="0.8905">
            <text:p>0.8905</text:p>
          </table:table-cell>
          <table:table-cell office:value-type="float" office:value="0.9195">
            <text:p>0.9195</text:p>
          </table:table-cell>
          <table:table-cell office:value-type="float" office:value="132">
            <text:p>132.00</text:p>
          </table:table-cell>
          <table:table-cell office:value-type="float" office:value="0.1025">
            <text:p>0.1025</text:p>
          </table:table-cell>
          <table:table-cell office:value-type="float" office:value="8">
            <text:p>8</text:p>
          </table:table-cell>
          <table:table-cell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 table:number-columns-repeated="2"/>
          <table:table-cell>
            <draw:frame table:end-cell-address="'Time efficiency all experiments'.M46" table:end-x="2.175cm" table:end-y="0.262cm" draw:z-index="0" draw:style-name="gr1" draw:text-style-name="P1" svg:width="25.371cm" svg:height="9.192cm" svg:x="0.056cm" svg:y="0.102cm">
              <draw:object draw:notify-on-update-of-ranges="'Time efficiency all experiments'.C27:'Time efficiency all experiments'.C27 'Time efficiency all experiments'.J4:'Time efficiency all experiments'.J25 'Time efficiency all experiments'.J4:'Time efficiency all experiments'.J25 'Time efficiency all experiments'.H4:'Time efficiency all experiments'.H2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4"/>
          <table:table-cell table:style-name="Default" table:number-columns-repeated="6"/>
          <table:table-cell table:number-columns-repeated="1011"/>
        </table:table-row>
      </table:table>
      <table:table table:name="Time efficiency selected experiments" table:style-name="ta1" table:print="false">
        <table:table-column table:style-name="co6" table:number-columns-repeated="10" table:default-cell-style-name="Default"/>
        <table:table-column table:style-name="co14" table:default-cell-style-name="Default"/>
        <table:table-column table:style-name="co6" table:number-columns-repeated="1013" table:default-cell-style-name="Default"/>
        <table:table-row table:style-name="ro13">
          <table:table-cell table:style-name="ce19" office:value-type="string" table:number-columns-spanned="1024" table:number-rows-spanned="1">
            <text:p>Time efficiency selected experiments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Experiment</text:p>
          </table:table-cell>
          <table:table-cell office:value-type="string">
            <text:p>Library</text:p>
          </table:table-cell>
          <table:table-cell office:value-type="string">
            <text:p>Objective</text:p>
          </table:table-cell>
          <table:table-cell office:value-type="string">
            <text:p>SMBO</text:p>
          </table:table-cell>
          <table:table-cell office:value-type="string">
            <text:p>Trials</text:p>
          </table:table-cell>
          <table:table-cell office:value-type="string">
            <text:p>Grow Policy</text:p>
          </table:table-cell>
          <table:table-cell table:style-name="ce16" office:value-type="string">
            <text:p>AUC</text:p>
          </table:table-cell>
          <table:table-cell office:value-type="string">
            <text:p>Accuracy</text:p>
          </table:table-cell>
          <table:table-cell table:style-name="ce17" office:value-type="string">
            <text:p>Time (min)</text:p>
          </table:table-cell>
          <table:table-cell table:style-name="ce16" office:value-type="string">
            <text:p>Learning Rate</text:p>
          </table:table-cell>
          <table:table-cell table:style-name="ce18" office:value-type="string">
            <text:p>Depth</text:p>
          </table:table-cell>
          <table:table-cell table:style-name="ce17" office:value-type="string">
            <text:p>L2-leaf-reg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Optuna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table:style-name="ce22" office:value-type="float" office:value="0.8956">
            <text:p>0.8956</text:p>
          </table:table-cell>
          <table:table-cell table:style-name="ce27" office:value-type="float" office:value="0.9227">
            <text:p>0.9227</text:p>
          </table:table-cell>
          <table:table-cell table:style-name="ce31" office:value-type="float" office:value="19.55">
            <text:p>19.55</text:p>
          </table:table-cell>
          <table:table-cell table:style-name="ce28" office:value-type="float" office:value="0.08567">
            <text:p>0.0857</text:p>
          </table:table-cell>
          <table:table-cell table:style-name="ce18" office:value-type="float" office:value="7">
            <text:p>7</text:p>
          </table:table-cell>
          <table:table-cell table:style-name="ce17" office:value-type="float" office:value="5.21">
            <text:p>5.2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6">
            <text:p>16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table:style-name="ce22" office:value-type="float" office:value="0.8992">
            <text:p>0.8992</text:p>
          </table:table-cell>
          <table:table-cell table:style-name="ce27" office:value-type="float" office:value="0.9245">
            <text:p>0.9245</text:p>
          </table:table-cell>
          <table:table-cell table:style-name="ce31" office:value-type="float" office:value="21.27">
            <text:p>21.27</text:p>
          </table:table-cell>
          <table:table-cell table:style-name="ce28" office:value-type="float" office:value="0.0533">
            <text:p>0.0533</text:p>
          </table:table-cell>
          <table:table-cell table:style-name="ce18" office:value-type="float" office:value="3">
            <text:p>3</text:p>
          </table:table-cell>
          <table:table-cell table:style-name="ce17" office:value-type="float" office:value="2.1">
            <text:p>2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5">
            <text:p>15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table:style-name="ce22" office:value-type="float" office:value="0.8932">
            <text:p>0.8932</text:p>
          </table:table-cell>
          <table:table-cell table:style-name="ce27" office:value-type="float" office:value="0.923">
            <text:p>0.923</text:p>
          </table:table-cell>
          <table:table-cell table:style-name="ce31" office:value-type="float" office:value="21.32">
            <text:p>21.32</text:p>
          </table:table-cell>
          <table:table-cell table:style-name="ce28" office:value-type="float" office:value="0.5">
            <text:p>0.5000</text:p>
          </table:table-cell>
          <table:table-cell table:style-name="ce18" office:value-type="float" office:value="3">
            <text:p>3</text:p>
          </table:table-cell>
          <table:table-cell table:style-name="ce17" office:value-type="float" office:value="6.67">
            <text:p>6.67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21">
            <text:p>21</text:p>
          </table:table-cell>
          <table:table-cell office:value-type="string">
            <text:p>Hyperopt</text:p>
          </table:table-cell>
          <table:table-cell office:value-type="string">
            <text:p>Mean-abs-error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table:style-name="ce22" office:value-type="float" office:value="0.8952">
            <text:p>0.8952</text:p>
          </table:table-cell>
          <table:table-cell table:style-name="ce27" office:value-type="float" office:value="0.922">
            <text:p>0.922</text:p>
          </table:table-cell>
          <table:table-cell table:style-name="ce31" office:value-type="float" office:value="21.43">
            <text:p>21.43</text:p>
          </table:table-cell>
          <table:table-cell table:style-name="ce28" office:value-type="float" office:value="0.3819">
            <text:p>0.3819</text:p>
          </table:table-cell>
          <table:table-cell table:style-name="ce18" office:value-type="float" office:value="3">
            <text:p>3</text:p>
          </table:table-cell>
          <table:table-cell table:style-name="ce17" office:value-type="float" office:value="3.96">
            <text:p>3.96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1">
            <text:p>11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table:style-name="ce22" office:value-type="float" office:value="0.8974">
            <text:p>0.8974</text:p>
          </table:table-cell>
          <table:table-cell table:style-name="ce27" office:value-type="float" office:value="0.9232">
            <text:p>0.9232</text:p>
          </table:table-cell>
          <table:table-cell table:style-name="ce31" office:value-type="float" office:value="21.7">
            <text:p>21.70</text:p>
          </table:table-cell>
          <table:table-cell table:style-name="ce28" office:value-type="float" office:value="0.1723">
            <text:p>0.1723</text:p>
          </table:table-cell>
          <table:table-cell table:style-name="ce18" office:value-type="float" office:value="3">
            <text:p>3</text:p>
          </table:table-cell>
          <table:table-cell table:style-name="ce17" office:value-type="float" office:value="4.91">
            <text:p>4.91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2">
            <text:p>12</text:p>
          </table:table-cell>
          <table:table-cell office:value-type="string">
            <text:p>Skopt</text:p>
          </table:table-cell>
          <table:table-cell office:value-type="string">
            <text:p>Mean-abs-error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table:style-name="ce15" office:value-type="string">
            <text:p>SymmetricTree</text:p>
          </table:table-cell>
          <table:table-cell table:style-name="ce22" office:value-type="float" office:value="0.8953">
            <text:p>0.8953</text:p>
          </table:table-cell>
          <table:table-cell table:style-name="ce27" office:value-type="float" office:value="0.9227">
            <text:p>0.9227</text:p>
          </table:table-cell>
          <table:table-cell table:style-name="ce31" office:value-type="float" office:value="21.8">
            <text:p>21.80</text:p>
          </table:table-cell>
          <table:table-cell table:style-name="ce28" office:value-type="float" office:value="0.4294">
            <text:p>0.4294</text:p>
          </table:table-cell>
          <table:table-cell table:style-name="ce18" office:value-type="float" office:value="3">
            <text:p>3</text:p>
          </table:table-cell>
          <table:table-cell table:style-name="ce17" office:value-type="float" office:value="5.09">
            <text:p>5.09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style-name="ce15"/>
          <table:table-cell table:style-name="ce22"/>
          <table:table-cell table:style-name="ce27"/>
          <table:table-cell table:style-name="ce31"/>
          <table:table-cell table:style-name="ce28"/>
          <table:table-cell table:style-name="ce18"/>
          <table:table-cell table:style-name="ce17"/>
          <table:table-cell table:number-columns-repeated="1011"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table:style-name="ce22" office:value-type="float" office:value="0.8903">
            <text:p>0.8903</text:p>
          </table:table-cell>
          <table:table-cell table:style-name="ce27" office:value-type="float" office:value="0.9197">
            <text:p>0.9197</text:p>
          </table:table-cell>
          <table:table-cell table:style-name="ce31" office:value-type="float" office:value="119">
            <text:p>119.00</text:p>
          </table:table-cell>
          <table:table-cell table:style-name="ce28" office:value-type="float" office:value="0.2853">
            <text:p>0.2853</text:p>
          </table:table-cell>
          <table:table-cell table:style-name="ce18" office:value-type="float" office:value="3">
            <text:p>3</text:p>
          </table:table-cell>
          <table:table-cell table:style-name="ce17" office:value-type="float" office:value="3.1">
            <text:p>3.1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8">
            <text:p>18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table:style-name="ce22" office:value-type="float" office:value="0.8908">
            <text:p>0.8908</text:p>
          </table:table-cell>
          <table:table-cell table:style-name="ce27" office:value-type="float" office:value="0.9208">
            <text:p>0.9208</text:p>
          </table:table-cell>
          <table:table-cell table:style-name="ce31" office:value-type="float" office:value="119">
            <text:p>119.00</text:p>
          </table:table-cell>
          <table:table-cell table:style-name="ce28" office:value-type="float" office:value="0.1157">
            <text:p>0.1157</text:p>
          </table:table-cell>
          <table:table-cell table:style-name="ce18" office:value-type="float" office:value="8">
            <text:p>8</text:p>
          </table:table-cell>
          <table:table-cell table:style-name="ce17" office:value-type="float" office:value="7">
            <text:p>7.00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Hyperopt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table:style-name="ce22" office:value-type="float" office:value="0.8881">
            <text:p>0.8881</text:p>
          </table:table-cell>
          <table:table-cell table:style-name="ce27" office:value-type="float" office:value="0.9213">
            <text:p>0.9213</text:p>
          </table:table-cell>
          <table:table-cell table:style-name="ce34" office:value-type="float" office:value="126">
            <text:p>126.00</text:p>
          </table:table-cell>
          <table:table-cell table:style-name="ce28" office:value-type="float" office:value="0.1262">
            <text:p>0.1262</text:p>
          </table:table-cell>
          <table:table-cell table:style-name="ce32" office:value-type="float" office:value="7">
            <text:p>7</text:p>
          </table:table-cell>
          <table:table-cell table:style-name="ce33" office:value-type="float" office:value="5.5">
            <text:p>5.50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4">
            <text:p>4</text:p>
          </table:table-cell>
          <table:table-cell office:value-type="string">
            <text:p>Optuna</text:p>
          </table:table-cell>
          <table:table-cell office:value-type="string">
            <text:p>AUC-mean</text:p>
          </table:table-cell>
          <table:table-cell office:value-type="string">
            <text:p>tp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table:style-name="ce22" office:value-type="float" office:value="0.8912">
            <text:p>0.8912</text:p>
          </table:table-cell>
          <table:table-cell table:style-name="ce27" office:value-type="float" office:value="0.9204">
            <text:p>0.9204</text:p>
          </table:table-cell>
          <table:table-cell table:style-name="ce31" office:value-type="float" office:value="129">
            <text:p>129.00</text:p>
          </table:table-cell>
          <table:table-cell table:style-name="ce28" office:value-type="float" office:value="0.1184">
            <text:p>0.1184</text:p>
          </table:table-cell>
          <table:table-cell table:style-name="ce18" office:value-type="float" office:value="8">
            <text:p>8</text:p>
          </table:table-cell>
          <table:table-cell table:style-name="ce17" office:value-type="float" office:value="4.99">
            <text:p>4.99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3">
            <text:p>13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table:style-name="ce22" office:value-type="float" office:value="0.8906">
            <text:p>0.8906</text:p>
          </table:table-cell>
          <table:table-cell table:style-name="ce27" office:value-type="float" office:value="0.9198">
            <text:p>0.9198</text:p>
          </table:table-cell>
          <table:table-cell table:style-name="ce31" office:value-type="float" office:value="132">
            <text:p>132.00</text:p>
          </table:table-cell>
          <table:table-cell table:style-name="ce28" office:value-type="float" office:value="0.1334">
            <text:p>0.1334</text:p>
          </table:table-cell>
          <table:table-cell table:style-name="ce18" office:value-type="float" office:value="8">
            <text:p>8</text:p>
          </table:table-cell>
          <table:table-cell table:style-name="ce17" office:value-type="float" office:value="1.23">
            <text:p>1.23</text:p>
          </table:table-cell>
          <table:table-cell table:number-columns-repeated="1011"/>
        </table:table-row>
        <table:table-row table:style-name="ro4">
          <table:table-cell/>
          <table:table-cell office:value-type="float" office:value="14">
            <text:p>14</text:p>
          </table:table-cell>
          <table:table-cell office:value-type="string">
            <text:p>Skopt</text:p>
          </table:table-cell>
          <table:table-cell office:value-type="string">
            <text:p>AUC-mean</text:p>
          </table:table-cell>
          <table:table-cell office:value-type="string">
            <text:p>gbrt_minimize</text:p>
          </table:table-cell>
          <table:table-cell office:value-type="float" office:value="50">
            <text:p>50</text:p>
          </table:table-cell>
          <table:table-cell office:value-type="string">
            <text:p>Lossguide</text:p>
          </table:table-cell>
          <table:table-cell table:style-name="ce22" office:value-type="float" office:value="0.8905">
            <text:p>0.8905</text:p>
          </table:table-cell>
          <table:table-cell table:style-name="ce27" office:value-type="float" office:value="0.9195">
            <text:p>0.9195</text:p>
          </table:table-cell>
          <table:table-cell table:style-name="ce31" office:value-type="float" office:value="132">
            <text:p>132.00</text:p>
          </table:table-cell>
          <table:table-cell table:style-name="ce28" office:value-type="float" office:value="0.1025">
            <text:p>0.1025</text:p>
          </table:table-cell>
          <table:table-cell table:style-name="ce18" office:value-type="float" office:value="8">
            <text:p>8</text:p>
          </table:table-cell>
          <table:table-cell table:style-name="ce17" office:value-type="float" office:value="5.37">
            <text:p>5.37</text:p>
          </table:table-cell>
          <table:table-cell table:number-columns-repeated="1011"/>
        </table:table-row>
        <table:table-row table:style-name="ro4">
          <table:table-cell/>
          <table:table-cell>
            <draw:frame table:end-cell-address="'Time efficiency selected experiments'.I37" table:end-x="0.196cm" table:end-y="0.409cm" draw:z-index="0" draw:style-name="gr2" draw:text-style-name="P1" svg:width="16.002cm" svg:height="9.004cm" svg:x="0.001cm" svg:y="0.437cm">
              <draw:object draw:notify-on-update-of-ranges="'Time efficiency selected experiments'.J4:'Time efficiency selected experiments'.J9 'Time efficiency selected experiments'.J4:'Time efficiency selected experiments'.J9 'Time efficiency selected experiments'.H4:'Time efficiency selected experiments'.H9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022"/>
        </table:table-row>
        <table:table-row table:style-name="ro4">
          <table:table-cell table:number-columns-repeated="7"/>
          <table:table-cell>
            <draw:frame table:end-cell-address="'Time efficiency selected experiments'.O38" table:end-x="1.682cm" table:end-y="0.014cm" draw:z-index="7" draw:style-name="gr1" draw:text-style-name="P1" svg:width="15.999cm" svg:height="8.999cm" svg:x="2.162cm" svg:y="0.048cm">
              <draw:object draw:notify-on-update-of-ranges="'Time efficiency selected experiments'.K28:'Time efficiency selected experiments'.K28 'Time efficiency selected experiments'.J11:'Time efficiency selected experiments'.J16 'Time efficiency selected experiments'.J11:'Time efficiency selected experiments'.J16 'Time efficiency selected experiments'.H11:'Time efficiency selected experiments'.H16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6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3"/>
          <table:table-cell>
            <draw:caption draw:z-index="2" draw:style-name="gr3" svg:width="2.537cm" svg:height="1.405cm" svg:x="1.283cm" svg:y="3.637cm" draw:caption-point-x="-0.669cm" draw:caption-point-y="-3.284cm">
              <text:p>Skopt, </text:p>
              <text:p>GB-minimize</text:p>
            </draw:caption>
          </table:table-cell>
          <table:table-cell table:number-columns-repeated="6"/>
          <table:table-cell>
            <draw:caption draw:z-index="12" draw:style-name="gr4" svg:width="2.268cm" svg:height="1.134cm" svg:x="1.646cm" svg:y="0.214cm" draw:caption-point-x="1.254cm" draw:caption-point-y="2.671cm">
              <text:p>Hyperopt,</text:p>
              <text:p>TPE</text:p>
            </draw:caption>
          </table:table-cell>
          <table:table-cell>
            <draw:caption draw:z-index="9" draw:style-name="gr4" svg:width="2.268cm" svg:height="1.134cm" svg:x="0.891cm" svg:y="3.061cm" draw:caption-point-x="1.562cm" draw:caption-point-y="-2.847cm">
              <text:p>Optuna,</text:p>
              <text:p>TPE</text:p>
            </draw:caption>
          </table:table-cell>
          <table:table-cell table:number-columns-repeated="1012"/>
        </table:table-row>
        <table:table-row table:style-name="ro4">
          <table:table-cell table:number-columns-repeated="4"/>
          <table:table-cell>
            <draw:caption draw:z-index="4" draw:style-name="gr4" svg:width="2.268cm" svg:height="1.134cm" svg:x="0.141cm" svg:y="0.093cm" draw:caption-point-x="2.872cm" draw:caption-point-y="1.341cm">
              <text:p>Hyperopt,</text:p>
              <text:p>TPE</text:p>
            </draw:caption>
          </table:table-cell>
          <table:table-cell table:number-columns-repeated="7"/>
          <table:table-cell>
            <draw:caption draw:z-index="10" draw:style-name="gr5" svg:width="3.123cm" svg:height="1.706cm" svg:x="1.702cm" svg:y="2.559cm" draw:caption-point-x="0.89cm" draw:caption-point-y="-2.114cm">
              <text:p>Skopt,</text:p>
              <text:p>GBRT-minimize</text:p>
            </draw:caption>
          </table:table-cell>
          <table:table-cell>
            <draw:line table:end-cell-address="'Time efficiency selected experiments'.O29" table:end-x="0.361cm" table:end-y="0.258cm" draw:z-index="11" draw:style-name="gr6" draw:text-style-name="P1" svg:x1="1.728cm" svg:y1="2.516cm" svg:x2="2.62cm" svg:y2="0.445cm">
              <text:p/>
            </draw:line>
          </table:table-cell>
          <table:table-cell table:number-columns-repeated="1010"/>
        </table:table-row>
        <table:table-row table:style-name="ro4">
          <table:table-cell table:number-columns-repeated="5"/>
          <table:table-cell>
            <draw:caption draw:z-index="5" draw:style-name="gr3" svg:width="2.843cm" svg:height="1.405cm" svg:x="0.977cm" svg:y="2.297cm" draw:caption-point-x="2.537cm" draw:caption-point-y="-1.943cm">
              <text:p>Skopt,</text:p>
              <text:p>GBRT-minimize</text:p>
            </draw:caption>
          </table:table-cell>
          <table:table-cell table:number-columns-repeated="1018"/>
        </table:table-row>
        <table:table-row table:style-name="ro4">
          <table:table-cell table:number-columns-repeated="9"/>
          <table:table-cell>
            <draw:line table:end-cell-address="'Time efficiency selected experiments'.J30" table:end-x="1.06cm" table:end-y="0.188cm" draw:z-index="8" draw:style-name="gr6" draw:text-style-name="P1" svg:x1="0.588cm" svg:y1="0.075cm" svg:x2="1.06cm" svg:y2="1.995cm">
              <text:p/>
            </draw:line>
          </table:table-cell>
          <table:table-cell table:number-columns-repeated="1014"/>
        </table:table-row>
        <table:table-row table:style-name="ro4">
          <table:table-cell table:number-columns-repeated="2"/>
          <table:table-cell>
            <draw:caption draw:z-index="1" draw:style-name="gr4" svg:width="2.268cm" svg:height="1.134cm" svg:x="0.615cm" svg:y="1.722cm" draw:caption-point-x="-0.084cm" draw:caption-point-y="-1.369cm">
              <text:p>Optuna,</text:p>
              <text:p>TPE</text:p>
            </draw:caption>
          </table:table-cell>
          <table:table-cell table:number-columns-repeated="1021"/>
        </table:table-row>
        <table:table-row table:style-name="ro4">
          <table:table-cell table:number-columns-repeated="6"/>
          <table:table-cell>
            <draw:line table:end-cell-address="'Time efficiency selected experiments'.H31" table:end-x="1.173cm" table:end-y="0.27cm" draw:z-index="6" draw:style-name="gr6" draw:text-style-name="P1" svg:x1="1.758cm" svg:y1="1.625cm" svg:x2="3.431cm" svg:y2="0.066cm">
              <text:p/>
            </draw:line>
          </table:table-cell>
          <table:table-cell table:number-columns-repeated="3"/>
          <table:table-cell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>
            <draw:line table:end-cell-address="'Time efficiency selected experiments'.E30" table:end-x="0.559cm" table:end-y="0.422cm" draw:z-index="3" draw:style-name="gr6" draw:text-style-name="P1" svg:x1="0.559cm" svg:y1="0.149cm" svg:x2="0.392cm" svg:y2="0.422cm">
              <text:p/>
            </draw:line>
          </table:table-cell>
          <table:table-cell table:number-columns-repeated="1019"/>
        </table:table-row>
      </table:table>
      <table:database-ranges>
        <table:database-range table:target-range-address="'Time efficiency all experiments'.B3:'Time efficiency all experiments'.M25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4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08/07/2019</text:date>, <text:time>00:5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21:18:56.55</meta:creation-date>
    <dc:date>2019-07-08T00:51:05.30</dc:date>
    <meta:editing-duration>P7DT22H19M8S</meta:editing-duration>
    <meta:editing-cycles>59</meta:editing-cycles>
    <meta:generator>OpenOffice/4.1.1$Win32 OpenOffice.org_project/411m6$Build-9775</meta:generator>
    <meta:document-statistic meta:table-count="10" meta:cell-count="2098" meta:object-count="23"/>
    <meta:user-defined meta:name="Originator">Microsoft Word 15</meta:user-defined>
    <meta:user-defined meta:name="ProgId">Word.Document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9" chart:maximum="0.9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31cm" svg:height="10.142cm" xlink:href=".." xlink:type="simple" chart:class="chart:line" chart:style-name="ch1">
        <chart:title svg:x="7.499cm" svg:y="0.338cm" chart:style-name="ch2">
          <text:p>Show comparison of top 50 trials for none, hyper, skopt and optuna</text:p>
        </chart:title>
        <chart:plot-area chart:style-name="ch3" table:cell-range-address="'Top performer for all libraries'.C23:'Top performer for all libraries'.C23 'Top performer for all libraries'.C4:'Top performer for all libraries'.C8 'Top performer for all libraries'.H4:'Top performer for all libraries'.I8" chart:data-source-has-labels="both" svg:x="1.6cm" svg:y="1.723cm" svg:width="25.407cm" svg:height="7.209cm">
          <chartooo:coordinate-region svg:x="2.698cm" svg:y="1.935cm" svg:width="23.619cm" svg:height="6.324cm"/>
          <chart:axis chart:dimension="x" chart:name="primary-x" chart:style-name="ch4" chartooo:axis-type="auto">
            <chartooo:date-scale/>
            <chart:title svg:x="13.756cm" svg:y="9.135cm" chart:style-name="ch5">
              <text:p>Library</text:p>
            </chart:title>
            <chart:categories table:cell-range-address="'Top performer for all libraries'.C4:'Top performer for all libraries'.C8"/>
          </chart:axis>
          <chart:axis chart:dimension="y" chart:name="primary-y" chart:style-name="ch6">
            <chart:title svg:x="0.451cm" svg:y="5.808cm" chart:style-name="ch7">
              <text:p>Score</text:p>
            </chart:title>
            <chart:grid chart:style-name="ch8" chart:class="major"/>
          </chart:axis>
          <chart:series chart:style-name="ch9" chart:values-cell-range-address="'Top performer for all libraries'.H4:'Top performer for all libraries'.H8" chart:label-cell-address="'Top performer for all libraries'.C4:'Top performer for all libraries'.C8" chart:class="chart:line">
            <chart:data-point chart:repeated="5"/>
          </chart:series>
          <chart:series chart:style-name="ch10" chart:values-cell-range-address="'Top performer for all libraries'.I4:'Top performer for all libraries'.I8" chart:label-cell-address="'Top performer for all libraries'.C4:'Top performer for all libraries'.C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 Optuna Skopt Skopt Hyperopt</text:p>
                <text:list>
                  <text:list-item>
                    <text:p>None</text:p>
                  </text:list-item>
                  <text:list-item>
                    <text:p>Optuna</text:p>
                  </text:list-item>
                  <text:list-item>
                    <text:p>Skopt</text:p>
                  </text:list-item>
                  <text:list-item>
                    <text:p>Skopt</text:p>
                  </text:list-item>
                  <text:list-item>
                    <text:p>Hyperopt</text:p>
                  </text:list-item>
                </text:list>
                <draw:g>
                  <svg:desc>'Top performer for all libraries'.C4:'Top performer for all libraries'.C8</svg:desc>
                </draw:g>
              </table:table-cell>
              <table:table-cell office:value-type="string">
                <text:p>None Optuna Skopt Skopt Hyperopt</text:p>
                <text:list>
                  <text:list-item>
                    <text:p>None</text:p>
                  </text:list-item>
                  <text:list-item>
                    <text:p>Optuna</text:p>
                  </text:list-item>
                  <text:list-item>
                    <text:p>Skopt</text:p>
                  </text:list-item>
                  <text:list-item>
                    <text:p>Skopt</text:p>
                  </text:list-item>
                  <text:list-item>
                    <text:p>Hyperopt</text:p>
                  </text:list-item>
                </text:list>
                <draw:g>
                  <svg:desc>'Top performer for all libraries'.C4:'Top performer for all libraries'.C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'Top performer for all libraries'.C4:'Top performer for all libraries'.C8</svg:desc>
                </draw:g>
              </table:table-cell>
              <table:table-cell office:value-type="float" office:value="0.8975">
                <text:p>0.8975</text:p>
                <draw:g>
                  <svg:desc>'Top performer for all libraries'.H4:'Top performer for all libraries'.H8</svg:desc>
                </draw:g>
              </table:table-cell>
              <table:table-cell office:value-type="float" office:value="0.9233">
                <text:p>0.9233</text:p>
                <draw:g>
                  <svg:desc>'Top performer for all libraries'.I4:'Top performer for all libraries'.I8</svg:desc>
                </draw:g>
              </table:table-cell>
            </table:table-row>
            <table:table-row>
              <table:table-cell office:value-type="string">
                <text:p>Optuna</text:p>
              </table:table-cell>
              <table:table-cell office:value-type="float" office:value="0.8956">
                <text:p>0.8956</text:p>
              </table:table-cell>
              <table:table-cell office:value-type="float" office:value="0.9227">
                <text:p>0.9227</text:p>
              </table:table-cell>
            </table:table-row>
            <table:table-row>
              <table:table-cell office:value-type="string">
                <text:p>Skopt</text:p>
              </table:table-cell>
              <table:table-cell office:value-type="float" office:value="0.8974">
                <text:p>0.8974</text:p>
              </table:table-cell>
              <table:table-cell office:value-type="float" office:value="0.9232">
                <text:p>0.9232</text:p>
              </table:table-cell>
            </table:table-row>
            <table:table-row>
              <table:table-cell office:value-type="string">
                <text:p>Skopt</text:p>
              </table:table-cell>
              <table:table-cell office:value-type="float" office:value="0.8992">
                <text:p>0.8992</text:p>
              </table:table-cell>
              <table:table-cell office:value-type="float" office:value="0.9245">
                <text:p>0.9245</text:p>
              </table:table-cell>
            </table:table-row>
            <table:table-row>
              <table:table-cell office:value-type="string">
                <text:p>Hyperopt</text:p>
              </table:table-cell>
              <table:table-cell office:value-type="float" office:value="0.8952">
                <text:p>0.8952</text:p>
              </table:table-cell>
              <table:table-cell office:value-type="float" office:value="0.922">
                <text:p>0.9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372cm" svg:height="9.193cm" xlink:href=".." xlink:type="simple" chart:class="chart:line" chart:style-name="ch1">
        <chart:plot-area chart:style-name="ch2" table:cell-range-address="'Time efficiency all experiments'.C27:'Time efficiency all experiments'.C27 'Time efficiency all experiments'.J4:'Time efficiency all experiments'.J25 'Time efficiency all experiments'.H4:'Time efficiency all experiments'.H25" chart:data-source-has-labels="both" svg:x="1.545cm" svg:y="0.867cm" svg:width="22.813cm" svg:height="7.135cm">
          <chartooo:coordinate-region svg:x="2.828cm" svg:y="1.079cm" svg:width="21.012cm" svg:height="5.826cm"/>
          <chart:axis chart:dimension="x" chart:name="primary-x" chart:style-name="ch3" chartooo:axis-type="auto">
            <chartooo:date-scale/>
            <chart:title svg:x="12.206cm" svg:y="8.186cm" chart:style-name="ch4">
              <text:p>Time/min</text:p>
            </chart:title>
            <chart:categories table:cell-range-address="'Time efficiency all experiments'.J4:'Time efficiency all experiments'.J25"/>
          </chart:axis>
          <chart:axis chart:dimension="y" chart:name="primary-y" chart:style-name="ch5">
            <chart:title svg:x="0.451cm" svg:y="4.822cm" chart:style-name="ch6">
              <text:p>AUC</text:p>
            </chart:title>
            <chart:grid chart:style-name="ch7" chart:class="major"/>
          </chart:axis>
          <chart:series chart:style-name="ch8" chart:values-cell-range-address="'Time efficiency all experiments'.H4:'Time efficiency all experiments'.H25" chart:label-cell-address="'Time efficiency all experiments'.J4:'Time efficiency all experiments'.J25" chart:class="chart:line"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.00 3.00 4.43 4.45 4.55 18.19 19.55 21.27 21.32 21.43 21.70 21.80 26.00 27.59 29.70 39.00 119.00 119.00 126.00 129.00 132.00 132.00</text:p>
                <text:list>
                  <text:list-item>
                    <text:p>3.00</text:p>
                  </text:list-item>
                  <text:list-item>
                    <text:p>3.00</text:p>
                  </text:list-item>
                  <text:list-item>
                    <text:p>4.43</text:p>
                  </text:list-item>
                  <text:list-item>
                    <text:p>4.45</text:p>
                  </text:list-item>
                  <text:list-item>
                    <text:p>4.55</text:p>
                  </text:list-item>
                  <text:list-item>
                    <text:p>18.19</text:p>
                  </text:list-item>
                  <text:list-item>
                    <text:p>19.55</text:p>
                  </text:list-item>
                  <text:list-item>
                    <text:p>21.27</text:p>
                  </text:list-item>
                  <text:list-item>
                    <text:p>21.32</text:p>
                  </text:list-item>
                  <text:list-item>
                    <text:p>21.43</text:p>
                  </text:list-item>
                  <text:list-item>
                    <text:p>21.70</text:p>
                  </text:list-item>
                  <text:list-item>
                    <text:p>21.80</text:p>
                  </text:list-item>
                  <text:list-item>
                    <text:p>26.00</text:p>
                  </text:list-item>
                  <text:list-item>
                    <text:p>27.59</text:p>
                  </text:list-item>
                  <text:list-item>
                    <text:p>29.70</text:p>
                  </text:list-item>
                  <text:list-item>
                    <text:p>39.00</text:p>
                  </text:list-item>
                  <text:list-item>
                    <text:p>119.00</text:p>
                  </text:list-item>
                  <text:list-item>
                    <text:p>119.00</text:p>
                  </text:list-item>
                  <text:list-item>
                    <text:p>126.00</text:p>
                  </text:list-item>
                  <text:list-item>
                    <text:p>129.00</text:p>
                  </text:list-item>
                  <text:list-item>
                    <text:p>132.00</text:p>
                  </text:list-item>
                  <text:list-item>
                    <text:p>132.00</text:p>
                  </text:list-item>
                </text:list>
                <draw:g>
                  <svg:desc>'Time efficiency all experiments'.J4:'Time efficiency all experiments'.J2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/>
                <draw:g>
                  <svg:desc>'Time efficiency all experiments'.J4:'Time efficiency all experiments'.J25</svg:desc>
                </draw:g>
              </table:table-cell>
              <table:table-cell office:value-type="float" office:value="0.8975">
                <text:p>0.8975</text:p>
                <draw:g>
                  <svg:desc>'Time efficiency all experiments'.H4:'Time efficiency all experiments'.H25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.43">
                <text:p/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float" office:value="4.45">
                <text:p/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float" office:value="4.55">
                <text:p/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float" office:value="18.19">
                <text:p>20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float" office:value="19.55">
                <text:p>20</text:p>
              </table:table-cell>
              <table:table-cell office:value-type="float" office:value="0.8956">
                <text:p>0.8956</text:p>
              </table:table-cell>
            </table:table-row>
            <table:table-row>
              <table:table-cell office:value-type="float" office:value="21.27">
                <text:p>20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float" office:value="21.32">
                <text:p>20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float" office:value="21.43">
                <text:p>20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float" office:value="27.59">
                <text:p>30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8881">
                <text:p>0.888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8905">
                <text:p>0.89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5cm" xlink:href=".." xlink:type="simple" chart:class="chart:line" chart:style-name="ch1">
        <chart:title svg:x="5.404cm" svg:y="0.316cm" chart:style-name="ch2">
          <text:p>Objective: Mean-abs-error</text:p>
        </chart:title>
        <chart:plot-area chart:style-name="ch3" table:cell-range-address="'Time efficiency selected experiments'.J4:'Time efficiency selected experiments'.J9 'Time efficiency selected experiments'.H4:'Time efficiency selected experiments'.H9" chart:data-source-has-labels="both" svg:x="1.358cm" svg:y="1.635cm" svg:width="14.005cm" svg:height="6.182cm">
          <chartooo:coordinate-region svg:x="2.641cm" svg:y="1.847cm" svg:width="12.297cm" svg:height="5.297cm"/>
          <chart:axis chart:dimension="x" chart:name="primary-x" chart:style-name="ch4" chartooo:axis-type="auto">
            <chartooo:date-scale/>
            <chart:title svg:x="7.932cm" svg:y="7.998cm" chart:style-name="ch5">
              <text:p>Time</text:p>
            </chart:title>
            <chart:categories table:cell-range-address="'Time efficiency selected experiments'.J4:'Time efficiency selected experiments'.J9"/>
          </chart:axis>
          <chart:axis chart:dimension="y" chart:name="primary-y" chart:style-name="ch6">
            <chart:title svg:x="0.451cm" svg:y="5.114cm" chart:style-name="ch7">
              <text:p>AUC</text:p>
            </chart:title>
            <chart:grid chart:style-name="ch8" chart:class="major"/>
          </chart:axis>
          <chart:series chart:style-name="ch9" chart:values-cell-range-address="'Time efficiency selected experiments'.H4:'Time efficiency selected experiments'.H9" chart:label-cell-address="'Time efficiency selected experiments'.J4:'Time efficiency selected experiments'.J9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.55 21.27 21.32 21.43 21.70 21.80</text:p>
                <text:list>
                  <text:list-item>
                    <text:p>19.55</text:p>
                  </text:list-item>
                  <text:list-item>
                    <text:p>21.27</text:p>
                  </text:list-item>
                  <text:list-item>
                    <text:p>21.32</text:p>
                  </text:list-item>
                  <text:list-item>
                    <text:p>21.43</text:p>
                  </text:list-item>
                  <text:list-item>
                    <text:p>21.70</text:p>
                  </text:list-item>
                  <text:list-item>
                    <text:p>21.80</text:p>
                  </text:list-item>
                </text:list>
                <draw:g>
                  <svg:desc>'Time efficiency selected experiments'.J4:'Time efficiency selected experiments'.J9</svg:desc>
                </draw:g>
              </table:table-cell>
            </table:table-row>
          </table:table-header-rows>
          <table:table-rows>
            <table:table-row>
              <table:table-cell office:value-type="float" office:value="19.55">
                <text:p>20</text:p>
                <draw:g>
                  <svg:desc>'Time efficiency selected experiments'.J4:'Time efficiency selected experiments'.J9</svg:desc>
                </draw:g>
              </table:table-cell>
              <table:table-cell office:value-type="float" office:value="0.8956">
                <text:p>0.8956</text:p>
                <draw:g>
                  <svg:desc>'Time efficiency selected experiments'.H4:'Time efficiency selected experiments'.H9</svg:desc>
                </draw:g>
              </table:table-cell>
            </table:table-row>
            <table:table-row>
              <table:table-cell office:value-type="float" office:value="21.27">
                <text:p>20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float" office:value="21.32">
                <text:p>20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float" office:value="21.43">
                <text:p>20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0.8953">
                <text:p>0.895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tacked="true" chart:symbol-type="automatic"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="none" draw:fill-color="#ffffff" fo:min-height="1.134cm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Objective: AUC-mean</text:p>
        </chart:title>
        <chart:plot-area chart:style-name="ch3" table:cell-range-address="'Time efficiency selected experiments'.K28:'Time efficiency selected experiments'.K28 'Time efficiency selected experiments'.J11:'Time efficiency selected experiments'.J16 'Time efficiency selected experiments'.H11:'Time efficiency selected experiments'.H16" chart:data-source-has-labels="both" svg:x="1.358cm" svg:y="1.635cm" svg:width="14.002cm" svg:height="6.177cm">
          <chartooo:coordinate-region svg:x="2.641cm" svg:y="1.848cm" svg:width="12.201cm" svg:height="5.291cm"/>
          <chart:axis chart:dimension="x" chart:name="primary-x" chart:style-name="ch4" chartooo:axis-type="auto">
            <chartooo:date-scale/>
            <chart:title svg:x="7.931cm" svg:y="7.993cm" chart:style-name="ch5">
              <text:p>Time</text:p>
            </chart:title>
            <chart:categories table:cell-range-address="'Time efficiency selected experiments'.J11:'Time efficiency selected experiments'.J16"/>
          </chart:axis>
          <chart:axis chart:dimension="y" chart:name="primary-y" chart:style-name="ch6">
            <chart:title svg:x="0.451cm" svg:y="5.111cm" chart:style-name="ch7">
              <text:p>AUC</text:p>
            </chart:title>
            <chart:grid chart:style-name="ch8" chart:class="major"/>
          </chart:axis>
          <chart:series chart:style-name="ch9" chart:values-cell-range-address="'Time efficiency selected experiments'.H11:'Time efficiency selected experiments'.H16" chart:label-cell-address="'Time efficiency selected experiments'.J11:'Time efficiency selected experiments'.J16" chart:class="chart:line">
            <chart:data-point chart:repeated="6"/>
          </chart:series>
          <chart:wall chart:style-name="ch10"/>
          <chart:floor chart:style-name="ch11"/>
        </chart:plot-area>
        <draw:caption draw:style-name="gr1" svg:width="2.268cm" svg:height="1.134cm" svg:x="3.311cm" svg:y="5.809cm" draw:caption-point-x="1.781cm" draw:caption-point-y="-2.873cm">
          <text:p>Skopt, </text:p>
          <text:p>GB-minimize</text:p>
        </draw:caption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19.00 119.00 126.00 129.00 132.00 132.00</text:p>
                <text:list>
                  <text:list-item>
                    <text:p>119.00</text:p>
                  </text:list-item>
                  <text:list-item>
                    <text:p>119.00</text:p>
                  </text:list-item>
                  <text:list-item>
                    <text:p>126.00</text:p>
                  </text:list-item>
                  <text:list-item>
                    <text:p>129.00</text:p>
                  </text:list-item>
                  <text:list-item>
                    <text:p>132.00</text:p>
                  </text:list-item>
                  <text:list-item>
                    <text:p>132.00</text:p>
                  </text:list-item>
                </text:list>
                <draw:g>
                  <svg:desc>'Time efficiency selected experiments'.J11:'Time efficiency selected experiments'.J16</svg:desc>
                </draw:g>
              </table:table-cell>
            </table:table-row>
          </table:table-header-rows>
          <table:table-rows>
            <table:table-row>
              <table:table-cell office:value-type="float" office:value="119">
                <text:p>120</text:p>
                <draw:g>
                  <svg:desc>'Time efficiency selected experiments'.J11:'Time efficiency selected experiments'.J16</svg:desc>
                </draw:g>
              </table:table-cell>
              <table:table-cell office:value-type="float" office:value="0.8903">
                <text:p>0.8903</text:p>
                <draw:g>
                  <svg:desc>'Time efficiency selected experiments'.H11:'Time efficiency selected experiments'.H16</svg:desc>
                </draw:g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8881">
                <text:p>0.8881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8905">
                <text:p>0.89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.88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error-upper-indicator="true" chart:error-lower-indicator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03cm" svg:height="12.939cm" xlink:href=".." xlink:type="simple" chart:class="chart:line" chart:style-name="ch1">
        <chart:title svg:x="10.394cm" svg:y="0.394cm" chart:style-name="ch2">
          <text:p>All experiments with AUC and Accuracy scores</text:p>
        </chart:title>
        <chart:plot-area chart:style-name="ch3" table:cell-range-address="'All experiments'.B4:'All experiments'.B25 'All experiments'.H4:'All experiments'.I25" chart:data-source-has-labels="row" svg:x="1.638cm" svg:y="1.947cm" svg:width="27.192cm" svg:height="9.726cm">
          <chartooo:coordinate-region svg:x="2.736cm" svg:y="2.159cm" svg:width="25.907cm" svg:height="8.841cm"/>
          <chart:axis chart:dimension="x" chart:name="primary-x" chart:style-name="ch4">
            <chart:title svg:x="14.357cm" svg:y="11.932cm" chart:style-name="ch5">
              <text:p>Experiment</text:p>
            </chart:title>
          </chart:axis>
          <chart:axis chart:dimension="y" chart:name="primary-y" chart:style-name="ch6">
            <chart:title svg:x="0.451cm" svg:y="7.291cm" chart:style-name="ch7">
              <text:p>Score</text:p>
            </chart:title>
            <chart:grid chart:style-name="ch8" chart:class="major"/>
          </chart:axis>
          <chart:series chart:style-name="ch9" chart:values-cell-range-address="'All experiments'.I4:'All experiments'.I25" chart:label-cell-address="'All experiments'.B4:'All experiments'.B25" chart:class="chart:line">
            <chart:data-point chart:repeated="22"/>
          </chart:series>
          <chart:series chart:style-name="ch10" chart:values-cell-range-address="'All experiments'.H4:'All experiments'.H25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'All experiments'.B4:'All experiments'.B25</svg:desc>
                </draw:g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33">
                <text:p>0.9233</text:p>
                <draw:g>
                  <svg:desc>'All experiments'.I4:'All experiments'.I25</svg:desc>
                </draw:g>
              </table:table-cell>
              <table:table-cell office:value-type="float" office:value="0.8975">
                <text:p>0.8975</text:p>
                <draw:g>
                  <svg:desc>'All experiments'.H4:'All experiment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17">
                <text:p>0.9217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27">
                <text:p>0.9227</text:p>
              </table:table-cell>
              <table:table-cell office:value-type="float" office:value="0.8956">
                <text:p>0.8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04">
                <text:p>0.9204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04">
                <text:p>0.9204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26">
                <text:p>0.9226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31">
                <text:p>0.9231</text:p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97">
                <text:p>0.9197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12">
                <text:p>0.9212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11">
                <text:p>0.9211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232">
                <text:p>0.9232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27">
                <text:p>0.9227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198">
                <text:p>0.9198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95">
                <text:p>0.9195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23">
                <text:p>0.923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245">
                <text:p>0.9245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197">
                <text:p>0.9197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208">
                <text:p>0.9208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227">
                <text:p>0.9227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193">
                <text:p>0.9193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22">
                <text:p>0.922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213">
                <text:p>0.9213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8.529cm" xlink:href=".." xlink:type="simple" chart:class="chart:line" chart:style-name="ch1">
        <chart:legend chart:legend-position="end" svg:x="48.557cm" svg:y="20.648cm" style:legend-expansion="high" chart:style-name="ch2"/>
        <chart:plot-area chart:style-name="ch3" table:cell-range-address="'Objective function and grow policy'.D14:'Objective function and grow policy'.D14" chart:data-source-has-labels="both" svg:x="0.77cm" svg:y="0.815cm" svg:width="15.23cm" svg:height="7.124cm">
          <chartooo:coordinate-region svg:x="1.391cm" svg:y="1.027cm" svg:width="14.609cm" svg:height="6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75cm" svg:height="11.008cm" xlink:href=".." xlink:type="simple" chart:class="chart:line" chart:style-name="ch1">
        <chart:legend chart:legend-position="end" svg:x="22.965cm" svg:y="4.93cm" style:legend-expansion="high" chart:style-name="ch2"/>
        <chart:plot-area chart:style-name="ch3" table:cell-range-address="'Objective function and grow policy'.B4:'Objective function and grow policy'.B9 'Objective function and grow policy'.H4:'Objective function and grow policy'.H9 'Objective function and grow policy'.B11:'Objective function and grow policy'.B16 'Objective function and grow policy'.H11:'Objective function and grow policy'.H16" chart:data-source-has-labels="row" svg:x="0.987cm" svg:y="1.015cm" svg:width="20.904cm" svg:height="9.353cm">
          <chartooo:coordinate-region svg:x="2.27cm" svg:y="1.227cm" svg:width="19.527cm" svg:height="8.4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bjective function and grow policy'.H4:'Objective function and grow policy'.H9" chart:label-cell-address="'Objective function and grow policy'.B4:'Objective function and grow policy'.B9" chart:class="chart:line">
            <chart:data-point chart:repeated="6"/>
          </chart:series>
          <chart:series chart:style-name="ch8" chart:values-cell-range-address="'Objective function and grow policy'.H11:'Objective function and grow policy'.H16" chart:label-cell-address="'Objective function and grow policy'.B11:'Objective function and grow policy'.B16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11 12 15 16 21</text:p>
                <text:list>
                  <text:list-item>
                    <text:p>3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21</text:p>
                  </text:list-item>
                </text:list>
                <draw:g>
                  <svg:desc>'Objective function and grow policy'.B4:'Objective function and grow policy'.B9</svg:desc>
                </draw:g>
              </table:table-cell>
              <table:table-cell office:value-type="string">
                <text:p>4 13 14 17 18 22</text:p>
                <text:list>
                  <text:list-item>
                    <text:p>4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22</text:p>
                  </text:list-item>
                </text:list>
                <draw:g>
                  <svg:desc>'Objective function and grow policy'.B11:'Objective function and grow policy'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56">
                <text:p>0.8956</text:p>
                <draw:g>
                  <svg:desc>'Objective function and grow policy'.H4:'Objective function and grow policy'.H9</svg:desc>
                </draw:g>
              </table:table-cell>
              <table:table-cell office:value-type="float" office:value="0.8912">
                <text:p>0.8912</text:p>
                <draw:g>
                  <svg:desc>'Objective function and grow policy'.H11:'Objective function and grow policy'.H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74">
                <text:p>0.8974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53">
                <text:p>0.8953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32">
                <text:p>0.8932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92">
                <text:p>0.8992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2">
                <text:p>0.8952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symbol-type="named-symbol" chart:symbol-name="square" chart:symbol-width="0.25cm" chart:symbol-height="0.25cm" chart:regression-type="linear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 style:data-style-name="N107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107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07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217cm" svg:height="12.645cm" xlink:href=".." xlink:type="simple" chart:class="chart:line" chart:style-name="ch1">
        <chart:plot-area chart:style-name="ch2" table:cell-range-address="'Function-algorithm used'.B4:'Function-algorithm used'.B4 'Function-algorithm used'.H4:'Function-algorithm used'.H4 'Function-algorithm used'.B6:'Function-algorithm used'.B8 'Function-algorithm used'.H6:'Function-algorithm used'.H8 'Function-algorithm used'.B10:'Function-algorithm used'.B12 'Function-algorithm used'.H10:'Function-algorithm used'.H12 'Function-algorithm used'.B14:'Function-algorithm used'.B16 'Function-algorithm used'.H14:'Function-algorithm used'.H16" chart:data-source-has-labels="column" svg:x="1.162cm" svg:y="1.196cm" svg:width="23.902cm" svg:height="10.619cm">
          <chartooo:coordinate-region svg:x="2.445cm" svg:y="1.408cm" svg:width="22.525cm" svg:height="9.73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Function-algorithm used'.H4:'Function-algorithm used'.H4" chart:label-cell-address="'Function-algorithm used'.B4:'Function-algorithm used'.B4" chart:class="chart:line">
            <chart:regression-curve chart:style-name="ch7"/>
            <chart:data-point/>
          </chart:series>
          <chart:series chart:style-name="ch8" chart:values-cell-range-address="'Function-algorithm used'.H6:'Function-algorithm used'.H8" chart:label-cell-address="'Function-algorithm used'.B6:'Function-algorithm used'.B8" chart:class="chart:line">
            <chart:data-point chart:repeated="3"/>
          </chart:series>
          <chart:series chart:style-name="ch9" chart:values-cell-range-address="'Function-algorithm used'.H10:'Function-algorithm used'.H12" chart:label-cell-address="'Function-algorithm used'.B10:'Function-algorithm used'.B12" chart:class="chart:line">
            <chart:data-point chart:repeated="3"/>
          </chart:series>
          <chart:series chart:style-name="ch10" chart:values-cell-range-address="'Function-algorithm used'.H14:'Function-algorithm used'.H16" chart:label-cell-address="'Function-algorithm used'.B14:'Function-algorithm used'.B1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'Function-algorithm used'.B4:'Function-algorithm used'.B4</svg:desc>
                </draw:g>
              </table:table-cell>
              <table:table-cell office:value-type="float" office:value="0.8975">
                <text:p>0.8975</text:p>
                <draw:g>
                  <svg:desc>'Function-algorithm used'.H4:'Function-algorithm used'.H4</svg:desc>
                </draw:g>
              </table:table-cell>
            </table:table-row>
            <table:table-row>
              <table:table-cell office:value-type="string">
                <text:p>3 19 21</text:p>
                <text:list>
                  <text:list-item>
                    <text:p>3</text:p>
                  </text:list-item>
                  <text:list-item>
                    <text:p>19</text:p>
                  </text:list-item>
                  <text:list-item>
                    <text:p>21</text:p>
                  </text:list-item>
                </text:list>
                <draw:g>
                  <svg:desc>'Function-algorithm used'.B6:'Function-algorithm used'.B8</svg:desc>
                </draw:g>
              </table:table-cell>
              <table:table-cell office:value-type="float" office:value="0.8956">
                <text:p>0.8956</text:p>
                <draw:g>
                  <svg:desc>'Function-algorithm used'.H6:'Function-algorithm used'.H8</svg:desc>
                </draw:g>
              </table:table-cell>
              <table:table-cell office:value-type="float" office:value="0.8957">
                <text:p>0.8957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 11 12</text:p>
                <text:list>
                  <text:list-item>
                    <text:p>7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</text:list>
                <draw:g>
                  <svg:desc>'Function-algorithm used'.B10:'Function-algorithm used'.B12</svg:desc>
                </draw:g>
              </table:table-cell>
              <table:table-cell office:value-type="float" office:value="0.8943">
                <text:p>0.8943</text:p>
                <draw:g>
                  <svg:desc>'Function-algorithm used'.H10:'Function-algorithm used'.H12</svg:desc>
                </draw:g>
              </table:table-cell>
              <table:table-cell office:value-type="float" office:value="0.8974">
                <text:p>0.8974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5 16 9</text:p>
                <text:list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9</text:p>
                  </text:list-item>
                </text:list>
                <draw:g>
                  <svg:desc>'Function-algorithm used'.B14:'Function-algorithm used'.B16</svg:desc>
                </draw:g>
              </table:table-cell>
              <table:table-cell office:value-type="float" office:value="0.8932">
                <text:p>0.8932</text:p>
                <draw:g>
                  <svg:desc>'Function-algorithm used'.H14:'Function-algorithm used'.H16</svg:desc>
                </draw:g>
              </table:table-cell>
              <table:table-cell office:value-type="float" office:value="0.8992">
                <text:p>0.8992</text:p>
              </table:table-cell>
              <table:table-cell office:value-type="float" office:value="0.8914">
                <text:p>0.89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29cm" svg:height="8.901cm" xlink:href=".." xlink:type="simple" chart:class="chart:line" chart:style-name="ch1">
        <chart:plot-area chart:style-name="ch2" table:cell-range-address="'Spread in Learning Rate suggestions'.B4:'Spread in Learning Rate suggestions'.B25 'Spread in Learning Rate suggestions'.K4:'Spread in Learning Rate suggestions'.K25" chart:data-source-has-labels="row" svg:x="1.036cm" svg:y="0.847cm" svg:width="27.121cm" svg:height="6.868cm">
          <chartooo:coordinate-region svg:x="2.319cm" svg:y="1.06cm" svg:width="25.651cm" svg:height="5.982cm"/>
          <chart:axis chart:dimension="x" chart:name="primary-x" chart:style-name="ch3">
            <chart:title svg:x="13.719cm" svg:y="7.894cm" chart:style-name="ch4">
              <text:p>Experiment</text:p>
            </chart:title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Spread in Learning Rate suggestions'.K4:'Spread in Learning Rate suggestions'.K25" chart:label-cell-address="'Spread in Learning Rate suggestions'.B4:'Spread in Learning Rate suggestions'.B25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'Spread in Learning Rate suggestions'.B4:'Spread in Learning Rate suggestions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'Spread in Learning Rate suggestions'.K4:'Spread in Learning Rate suggestions'.K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567">
                <text:p>0.085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84">
                <text:p>0.1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02">
                <text:p>0.2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51">
                <text:p>0.36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34">
                <text:p>0.43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61">
                <text:p>0.1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17">
                <text:p>0.3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53">
                <text:p>0.28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723">
                <text:p>0.17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4">
                <text:p>0.42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34">
                <text:p>0.1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33">
                <text:p>0.05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53">
                <text:p>0.2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57">
                <text:p>0.11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863">
                <text:p>0.38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89">
                <text:p>0.37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819">
                <text:p>0.38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62">
                <text:p>0.12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84cm" svg:height="8.794cm" xlink:href=".." xlink:type="simple" chart:class="chart:line" chart:style-name="ch1">
        <chart:title svg:x="11.698cm" svg:y="0.311cm" chart:style-name="ch2">
          <text:p>LR and Accuracy experiments</text:p>
        </chart:title>
        <chart:plot-area chart:style-name="ch3" table:cell-range-address="'Spread in Learning Rate suggestions'.K4:'Spread in Learning Rate suggestions'.K25 'Spread in Learning Rate suggestions'.H4:'Spread in Learning Rate suggestions'.H25" chart:data-source-has-labels="row" svg:x="1.037cm" svg:y="1.615cm" svg:width="27.173cm" svg:height="6.584cm">
          <chartooo:coordinate-region svg:x="2.32cm" svg:y="1.827cm" svg:width="25.703cm" svg:height="5.699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Spread in Learning Rate suggestions'.H4:'Spread in Learning Rate suggestions'.H25" chart:label-cell-address="'Spread in Learning Rate suggestions'.K4:'Spread in Learning Rate suggestions'.K25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300 0.0300 0.0857 0.1184 0.2902 0.3651 0.4334 0.1161 0.3517 0.2853 0.1723 0.4294 0.1334 0.1025 0.5000 0.0533 0.2853 0.1157 0.3863 0.3789 0.3819 0.1262</text:p>
                <text:list>
                  <text:list-item>
                    <text:p>0.0300</text:p>
                  </text:list-item>
                  <text:list-item>
                    <text:p>0.0300</text:p>
                  </text:list-item>
                  <text:list-item>
                    <text:p>0.0857</text:p>
                  </text:list-item>
                  <text:list-item>
                    <text:p>0.1184</text:p>
                  </text:list-item>
                  <text:list-item>
                    <text:p>0.2902</text:p>
                  </text:list-item>
                  <text:list-item>
                    <text:p>0.3651</text:p>
                  </text:list-item>
                  <text:list-item>
                    <text:p>0.4334</text:p>
                  </text:list-item>
                  <text:list-item>
                    <text:p>0.1161</text:p>
                  </text:list-item>
                  <text:list-item>
                    <text:p>0.3517</text:p>
                  </text:list-item>
                  <text:list-item>
                    <text:p>0.2853</text:p>
                  </text:list-item>
                  <text:list-item>
                    <text:p>0.1723</text:p>
                  </text:list-item>
                  <text:list-item>
                    <text:p>0.4294</text:p>
                  </text:list-item>
                  <text:list-item>
                    <text:p>0.1334</text:p>
                  </text:list-item>
                  <text:list-item>
                    <text:p>0.1025</text:p>
                  </text:list-item>
                  <text:list-item>
                    <text:p>0.5000</text:p>
                  </text:list-item>
                  <text:list-item>
                    <text:p>0.0533</text:p>
                  </text:list-item>
                  <text:list-item>
                    <text:p>0.2853</text:p>
                  </text:list-item>
                  <text:list-item>
                    <text:p>0.1157</text:p>
                  </text:list-item>
                  <text:list-item>
                    <text:p>0.3863</text:p>
                  </text:list-item>
                  <text:list-item>
                    <text:p>0.3789</text:p>
                  </text:list-item>
                  <text:list-item>
                    <text:p>0.3819</text:p>
                  </text:list-item>
                  <text:list-item>
                    <text:p>0.1262</text:p>
                  </text:list-item>
                </text:list>
                <draw:g>
                  <svg:desc>'Spread in Learning Rate suggestions'.K4:'Spread in Learning Rate suggestions'.K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75">
                <text:p>0.8975</text:p>
                <draw:g>
                  <svg:desc>'Spread in Learning Rate suggestions'.H4:'Spread in Learning Rate suggestions'.H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56">
                <text:p>0.8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7">
      <number:number number:decimal-places="4"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7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384cm" svg:height="8.794cm" xlink:href="." xlink:type="simple" chart:class="chart:line" chart:style-name="ch1">
        <chart:title svg:x="8.682cm" svg:y="0.311cm" chart:style-name="ch2">
          <text:p>Hyper param: Depth + L2-leaf-reg and Accuracy experiments</text:p>
        </chart:title>
        <chart:plot-area chart:style-name="ch3" chart:data-source-has-labels="both" svg:x="1.037cm" svg:y="1.615cm" svg:width="27.173cm" svg:height="6.584cm">
          <chartooo:coordinate-region svg:x="2.135cm" svg:y="1.827cm" svg:width="25.888cm" svg:height="5.699cm"/>
          <chart:axis chart:dimension="x" chart:name="primary-x" chart:style-name="ch4" chartooo:axis-type="text">
            <chart:categories table:cell-range-address="local-table.$A$2:.$A$2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23" chart:label-cell-address="local-table.$B$1" chart:class="chart:line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0300 0.0300 0.0857 0.1184 0.2902 0.3651 0.4334 0.1161 0.3517 0.2853 0.1723 0.4294 0.1334 0.1025 0.5000 0.0533 0.2853 0.1157 0.3863 0.3789 0.3819 0.1262</text:p>
                <text:list>
                  <text:list-item>
                    <text:p>0.0300</text:p>
                  </text:list-item>
                  <text:list-item>
                    <text:p>0.0300</text:p>
                  </text:list-item>
                  <text:list-item>
                    <text:p>0.0857</text:p>
                  </text:list-item>
                  <text:list-item>
                    <text:p>0.1184</text:p>
                  </text:list-item>
                  <text:list-item>
                    <text:p>0.2902</text:p>
                  </text:list-item>
                  <text:list-item>
                    <text:p>0.3651</text:p>
                  </text:list-item>
                  <text:list-item>
                    <text:p>0.4334</text:p>
                  </text:list-item>
                  <text:list-item>
                    <text:p>0.1161</text:p>
                  </text:list-item>
                  <text:list-item>
                    <text:p>0.3517</text:p>
                  </text:list-item>
                  <text:list-item>
                    <text:p>0.2853</text:p>
                  </text:list-item>
                  <text:list-item>
                    <text:p>0.1723</text:p>
                  </text:list-item>
                  <text:list-item>
                    <text:p>0.4294</text:p>
                  </text:list-item>
                  <text:list-item>
                    <text:p>0.1334</text:p>
                  </text:list-item>
                  <text:list-item>
                    <text:p>0.1025</text:p>
                  </text:list-item>
                  <text:list-item>
                    <text:p>0.5000</text:p>
                  </text:list-item>
                  <text:list-item>
                    <text:p>0.0533</text:p>
                  </text:list-item>
                  <text:list-item>
                    <text:p>0.2853</text:p>
                  </text:list-item>
                  <text:list-item>
                    <text:p>0.1157</text:p>
                  </text:list-item>
                  <text:list-item>
                    <text:p>0.3863</text:p>
                  </text:list-item>
                  <text:list-item>
                    <text:p>0.3789</text:p>
                  </text:list-item>
                  <text:list-item>
                    <text:p>0.3819</text:p>
                  </text:list-item>
                  <text:list-item>
                    <text:p>0.1262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975">
                <text:p>0.89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56">
                <text:p>0.89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12">
                <text:p>0.8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96">
                <text:p>0.8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943">
                <text:p>0.8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">
                <text:p>0.88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14">
                <text:p>0.8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94">
                <text:p>0.88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974">
                <text:p>0.8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953">
                <text:p>0.89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906">
                <text:p>0.89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05">
                <text:p>0.8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932">
                <text:p>0.8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92">
                <text:p>0.89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903">
                <text:p>0.89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908">
                <text:p>0.89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57">
                <text:p>0.89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88">
                <text:p>0.8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52">
                <text:p>0.8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81">
                <text:p>0.88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8.882cm" svg:height="9.306cm" xlink:href=".." xlink:type="simple" chart:class="chart:line" chart:style-name="ch1">
        <chart:title svg:x="10.039cm" svg:y="4.023cm" chart:style-name="ch2">
          <text:p>Depth and L2-leaf-reg variation</text:p>
        </chart:title>
        <chart:plot-area chart:style-name="ch3" table:cell-range-address="'Show spread in depth and L2-leaf-reg'.B4:'Show spread in depth and L2-leaf-reg'.B25 'Show spread in depth and L2-leaf-reg'.L4:'Show spread in depth and L2-leaf-reg'.M25" chart:data-source-has-labels="row" svg:x="1.027cm" svg:y="1.659cm" svg:width="26.701cm" svg:height="6.453cm">
          <chartooo:coordinate-region svg:x="1.648cm" svg:y="1.871cm" svg:width="25.893cm" svg:height="5.568cm"/>
          <chart:axis chart:dimension="x" chart:name="primary-x" chart:style-name="ch4">
            <chart:title svg:x="13.407cm" svg:y="8.299cm" chart:style-name="ch5">
              <text:p>Experiments</text:p>
            </chart:title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Show spread in depth and L2-leaf-reg'.L4:'Show spread in depth and L2-leaf-reg'.L25" chart:label-cell-address="'Show spread in depth and L2-leaf-reg'.B4:'Show spread in depth and L2-leaf-reg'.B25" chart:class="chart:line">
            <chart:data-point chart:repeated="22"/>
          </chart:series>
          <chart:series chart:style-name="ch9" chart:values-cell-range-address="'Show spread in depth and L2-leaf-reg'.M4:'Show spread in depth and L2-leaf-reg'.M25" chart:label-cell-address="'Show spread in depth and L2-leaf-reg'.B4:'Show spread in depth and L2-leaf-reg'.B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'Show spread in depth and L2-leaf-reg'.B4:'Show spread in depth and L2-leaf-reg'.B25</svg:desc>
                </draw:g>
              </table:table-cell>
              <table:table-cell office:value-type="string">
                <text:p>1 2 3 4 5 6 7 8 9 10 11 12 13 14 15 16 17 18 19 20 21 22</text:p>
                <text:list>
                  <text:list-item>
                    <text:p>1</text:p>
                  </text:list-item>
                  <text:list-item>
                    <text:p>2</text:p>
                  </text:list-item>
                  <text:list-item>
                    <text:p>3</text:p>
                  </text:list-item>
                  <text:list-item>
                    <text:p>4</text:p>
                  </text:list-item>
                  <text:list-item>
                    <text:p>5</text:p>
                  </text:list-item>
                  <text:list-item>
                    <text:p>6</text:p>
                  </text:list-item>
                  <text:list-item>
                    <text:p>7</text:p>
                  </text:list-item>
                  <text:list-item>
                    <text:p>8</text:p>
                  </text:list-item>
                  <text:list-item>
                    <text:p>9</text:p>
                  </text:list-item>
                  <text:list-item>
                    <text:p>10</text:p>
                  </text:list-item>
                  <text:list-item>
                    <text:p>11</text:p>
                  </text:list-item>
                  <text:list-item>
                    <text:p>12</text:p>
                  </text:list-item>
                  <text:list-item>
                    <text:p>13</text:p>
                  </text:list-item>
                  <text:list-item>
                    <text:p>14</text:p>
                  </text:list-item>
                  <text:list-item>
                    <text:p>15</text:p>
                  </text:list-item>
                  <text:list-item>
                    <text:p>16</text:p>
                  </text:list-item>
                  <text:list-item>
                    <text:p>17</text:p>
                  </text:list-item>
                  <text:list-item>
                    <text:p>18</text:p>
                  </text:list-item>
                  <text:list-item>
                    <text:p>19</text:p>
                  </text:list-item>
                  <text:list-item>
                    <text:p>20</text:p>
                  </text:list-item>
                  <text:list-item>
                    <text:p>21</text:p>
                  </text:list-item>
                  <text:list-item>
                    <text:p>22</text:p>
                  </text:list-item>
                </text:list>
                <draw:g>
                  <svg:desc>'Show spread in depth and L2-leaf-reg'.B4:'Show spread in depth and L2-leaf-reg'.B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how spread in depth and L2-leaf-reg'.L4:'Show spread in depth and L2-leaf-reg'.L25</svg:desc>
                </draw:g>
              </table:table-cell>
              <table:table-cell office:value-type="float" office:value="3">
                <text:p>3</text:p>
                <draw:g>
                  <svg:desc>'Show spread in depth and L2-leaf-reg'.M4:'Show spread in depth and L2-leaf-reg'.M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99">
                <text:p>4.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6.89">
                <text:p>6.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4.91">
                <text:p>4.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6.67">
                <text:p>6.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4.03">
                <text:p>4.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